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-width="0.275cm" draw:marker-end-width="0.27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cm" svg:stroke-color="#000000" draw:marker-start-width="0.275cm" draw:marker-end-width="0.27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05cm" svg:stroke-color="#00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3cm" svg:stroke-color="#000000" draw:marker-start-width="0.17cm" draw:marker-end-width="0.17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draw:stroke="solid" svg:stroke-width="0.05cm" svg:stroke-color="#000000" draw:marker-start-width="0.2cm" draw:marker-end-width="0.2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solid" draw:fill-color="#000000" draw:textarea-horizontal-align="left" draw:textarea-vertical-align="middle" draw:auto-grow-height="true" draw:auto-grow-width="true" fo:min-height="0cm" fo:min-width="0cm" fo:padding-top="0.15cm" fo:padding-bottom="0.15cm" fo:padding-left="0.275cm" fo:padding-right="0.275cm" draw:shadow="hidden"/>
    </style:style>
    <style:style style:name="gr15" style:family="graphic" style:parent-style-name="objectwithoutfill">
      <style:graphic-properties draw:stroke="solid" svg:stroke-width="0.05cm" svg:stroke-color="#0000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3cm" draw:marker-start-width="0.17cm" draw:marker-end-width="0.17cm" draw:fill="none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draw:marker-start-width="0.125cm" draw:marker-end-width="0.12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style:font-size-asian="4pt" style:font-size-complex="4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4.81cm" svg:y1="6.088cm" svg:x2="4.81cm" svg:y2="6.367cm">
            <text:p/>
          </draw:line>
          <draw:line draw:style-name="gr1" draw:text-style-name="P1" draw:layer="layout" svg:x1="5.064cm" svg:y1="6.088cm" svg:x2="5.064cm" svg:y2="6.367cm">
            <text:p/>
          </draw:line>
          <draw:line draw:style-name="gr1" draw:text-style-name="P1" draw:layer="layout" svg:x1="5.318cm" svg:y1="6.088cm" svg:x2="5.318cm" svg:y2="6.367cm">
            <text:p/>
          </draw:line>
          <draw:line draw:style-name="gr1" draw:text-style-name="P1" draw:layer="layout" svg:x1="6.08cm" svg:y1="6.342cm" svg:x2="5.546cm" svg:y2="5.884cm">
            <text:p/>
          </draw:line>
          <draw:line draw:style-name="gr1" draw:text-style-name="P1" draw:layer="layout" svg:x1="5.064cm" svg:y1="5.58cm" svg:x2="5.064cm" svg:y2="5.757cm">
            <text:p/>
          </draw:line>
          <draw:line draw:style-name="gr1" draw:text-style-name="P1" draw:layer="layout" svg:x1="6.08cm" svg:y1="6.088cm" svg:x2="5.622cm" svg:y2="5.732cm">
            <text:p/>
          </draw:line>
          <draw:line draw:style-name="gr1" draw:text-style-name="P1" draw:layer="layout" svg:x1="6.08cm" svg:y1="5.834cm" svg:x2="5.673cm" svg:y2="5.58cm">
            <text:p/>
          </draw:line>
          <draw:line draw:style-name="gr1" draw:text-style-name="P1" draw:layer="layout" svg:x1="5.318cm" svg:y1="5.58cm" svg:x2="5.699cm" svg:y2="5.58cm">
            <text:p/>
          </draw:line>
          <draw:line draw:style-name="gr1" draw:text-style-name="P1" draw:layer="layout" svg:x1="6.08cm" svg:y1="5.58cm" svg:x2="4.784cm" svg:y2="5.148cm">
            <text:p/>
          </draw:line>
          <draw:line draw:style-name="gr1" draw:text-style-name="P1" draw:layer="layout" svg:x1="4.81cm" svg:y1="4.818cm" svg:x2="4.81cm" svg:y2="5.173cm">
            <text:p/>
          </draw:line>
          <draw:line draw:style-name="gr1" draw:text-style-name="P1" draw:layer="layout" svg:x1="5.064cm" svg:y1="4.792cm" svg:x2="5.064cm" svg:y2="5.046cm">
            <text:p/>
          </draw:line>
          <draw:line draw:style-name="gr1" draw:text-style-name="P1" draw:layer="layout" svg:x1="5.318cm" svg:y1="4.818cm" svg:x2="6.105cm" svg:y2="5.072cm">
            <text:p/>
          </draw:line>
          <draw:line draw:style-name="gr1" draw:text-style-name="P1" draw:layer="layout" svg:x1="6.08cm" svg:y1="4.818cm" svg:x2="5.673cm" svg:y2="4.585cm">
            <text:p/>
          </draw:line>
          <draw:line draw:style-name="gr1" draw:text-style-name="P1" draw:layer="layout" svg:x1="5.749cm" svg:y1="4.462cm" svg:x2="6.105cm" svg:y2="4.564cm">
            <text:p/>
          </draw:line>
          <draw:line draw:style-name="gr1" draw:text-style-name="P1" draw:layer="layout" svg:x1="5.064cm" svg:y1="4.31cm" svg:x2="5.064cm" svg:y2="4.487cm">
            <text:p/>
          </draw:line>
          <draw:line draw:style-name="gr1" draw:text-style-name="P1" draw:layer="layout" svg:x1="5.597cm" svg:y1="3.294cm" svg:x2="6.08cm" svg:y2="3.294cm">
            <text:p/>
          </draw:line>
          <draw:line draw:style-name="gr1" draw:text-style-name="P1" draw:layer="layout" svg:x1="5.749cm" svg:y1="3.04cm" svg:x2="6.08cm" svg:y2="3.04cm">
            <text:p/>
          </draw:line>
          <draw:line draw:style-name="gr1" draw:text-style-name="P1" draw:layer="layout" svg:x1="5.32cm" svg:y1="3.548cm" svg:x2="6.029cm" svg:y2="3.548cm">
            <text:p/>
          </draw:line>
          <draw:line draw:style-name="gr1" draw:text-style-name="P1" draw:layer="layout" svg:x1="4.937cm" svg:y1="4.06cm" svg:x2="4.812cm" svg:y2="3.613cm">
            <text:p/>
          </draw:line>
          <draw:line draw:style-name="gr1" draw:text-style-name="P1" draw:layer="layout" svg:x1="5.066cm" svg:y1="3.827cm" svg:x2="5.066cm" svg:y2="3.573cm">
            <text:p/>
          </draw:line>
          <draw:line draw:style-name="gr1" draw:text-style-name="P1" draw:layer="layout" svg:x1="5.328cm" svg:y1="3.054cm" svg:x2="5.648cm" svg:y2="3.054cm">
            <text:p/>
          </draw:line>
          <draw:line draw:style-name="gr1" draw:text-style-name="P1" draw:layer="layout" svg:x1="4.812cm" svg:y1="3.054cm" svg:x2="4.911cm" svg:y2="2.76cm">
            <text:p/>
          </draw:line>
          <draw:line draw:style-name="gr2" draw:text-style-name="P1" draw:layer="layout" svg:x1="2.027cm" svg:y1="1.027cm" svg:x2="2.027cm" svg:y2="0.703cm">
            <text:p/>
          </draw:line>
          <draw:line draw:style-name="gr3" draw:text-style-name="P1" draw:layer="layout" svg:x1="1.259cm" svg:y1="4.811cm" svg:x2="1.259cm" svg:y2="6.316cm">
            <text:p/>
          </draw:line>
          <draw:line draw:style-name="gr3" draw:text-style-name="P1" draw:layer="layout" svg:x1="3.835cm" svg:y1="5.654cm" svg:x2="3.835cm" svg:y2="5.326cm">
            <text:p/>
          </draw:line>
          <draw:line draw:style-name="gr1" draw:text-style-name="P1" draw:layer="layout" svg:x1="4.598cm" svg:y1="2.862cm" svg:x2="4.598cm" svg:y2="6.291cm">
            <text:p/>
          </draw:line>
          <draw:line draw:style-name="gr2" draw:text-style-name="P1" draw:layer="layout" svg:x1="4.302cm" svg:y1="5.574cm" svg:x2="4.485cm" svg:y2="5.574cm">
            <text:p/>
          </draw:line>
          <draw:line draw:style-name="gr2" draw:text-style-name="P1" draw:layer="layout" svg:x1="4.275cm" svg:y1="4.308cm" svg:x2="4.479cm" svg:y2="4.308cm">
            <text:p/>
          </draw:line>
          <draw:line draw:style-name="gr2" draw:text-style-name="P1" draw:layer="layout" svg:x1="4.269cm" svg:y1="3.042cm" svg:x2="4.458cm" svg:y2="3.042cm">
            <text:p/>
          </draw:line>
          <draw:line draw:style-name="gr3" draw:text-style-name="P1" draw:layer="layout" svg:x1="4.302cm" svg:y1="6.088cm" svg:x2="3.692cm" svg:y2="6.088cm">
            <text:p/>
          </draw:line>
          <draw:line draw:style-name="gr2" draw:text-style-name="P1" draw:layer="layout" svg:x1="3.905cm" svg:y1="3.542cm" svg:x2="4.275cm" svg:y2="3.542cm">
            <text:p/>
          </draw:line>
          <draw:line draw:style-name="gr1" draw:text-style-name="P1" draw:layer="layout" svg:x1="3.525cm" svg:y1="2.507cm" svg:x2="3.525cm" svg:y2="3.071cm">
            <text:p/>
          </draw:line>
          <draw:line draw:style-name="gr1" draw:text-style-name="P1" draw:layer="layout" svg:x1="3.276cm" svg:y1="2.506cm" svg:x2="3.276cm" svg:y2="3.248cm">
            <text:p/>
          </draw:line>
          <draw:line draw:style-name="gr4" draw:text-style-name="P1" draw:layer="layout" svg:x1="3.027cm" svg:y1="2.495cm" svg:x2="3.027cm" svg:y2="3.364cm">
            <text:p/>
          </draw:line>
          <draw:line draw:style-name="gr5" draw:text-style-name="P1" draw:layer="layout" svg:x1="2.041cm" svg:y1="3.299cm" svg:x2="1.746cm" svg:y2="3.299cm">
            <text:p/>
          </draw:line>
          <draw:line draw:style-name="gr6" draw:text-style-name="P2" draw:layer="layout" svg:x1="2.78cm" svg:y1="2.786cm" svg:x2="2.78cm" svg:y2="2.541cm">
            <text:p/>
          </draw:line>
          <draw:line draw:style-name="gr6" draw:text-style-name="P2" draw:layer="layout" svg:x1="2.272cm" svg:y1="2.258cm" svg:x2="2.272cm" svg:y2="0.993cm">
            <text:p/>
          </draw:line>
          <draw:line draw:style-name="gr6" draw:text-style-name="P1" draw:layer="layout" svg:x1="1.76cm" svg:y1="5.96cm" svg:x2="1.76cm" svg:y2="5.808cm">
            <text:p/>
          </draw:line>
          <draw:line draw:style-name="gr7" draw:text-style-name="P1" draw:layer="layout" svg:x1="1.731cm" svg:y1="5.941cm" svg:x2="3.287cm" svg:y2="5.941cm">
            <text:p/>
          </draw:line>
          <draw:line draw:style-name="gr7" draw:text-style-name="P1" draw:layer="layout" svg:x1="3.016cm" svg:y1="5.801cm" svg:x2="2.229cm" svg:y2="5.801cm">
            <text:p/>
          </draw:line>
          <draw:line draw:style-name="gr7" draw:text-style-name="P1" draw:layer="layout" svg:x1="1.499cm" svg:y1="5.053cm" svg:x2="2.254cm" svg:y2="5.808cm">
            <text:p/>
          </draw:line>
          <draw:line draw:style-name="gr7" draw:text-style-name="P1" draw:layer="layout" svg:x1="1.76cm" svg:y1="5.06cm" svg:x2="2.257cm" svg:y2="5.561cm">
            <text:p/>
          </draw:line>
          <draw:line draw:style-name="gr6" draw:text-style-name="P1" draw:layer="layout" svg:x1="1.509cm" svg:y1="5.818cm" svg:x2="1.767cm" svg:y2="5.818cm">
            <text:p/>
          </draw:line>
          <draw:line draw:style-name="gr6" draw:text-style-name="P1" draw:layer="layout" svg:x1="2.758cm" svg:y1="1.001cm" svg:x2="2.913cm" svg:y2="1.286cm">
            <text:p/>
          </draw:line>
          <draw:line draw:style-name="gr6" draw:text-style-name="P1" draw:layer="layout" svg:x1="2.389cm" svg:y1="3.487cm" svg:x2="2.263cm" svg:y2="3.316cm">
            <text:p/>
          </draw:line>
          <draw:line draw:style-name="gr7" draw:text-style-name="P1" draw:layer="layout" svg:x1="3.022cm" svg:y1="5.801cm" svg:x2="3.185cm" svg:y2="5.801cm">
            <text:p/>
          </draw:line>
          <draw:line draw:style-name="gr6" draw:text-style-name="P1" draw:layer="layout" svg:x1="2.771cm" svg:y1="2.52cm" svg:x2="2.771cm" svg:y2="2.231cm">
            <text:p/>
          </draw:line>
          <draw:line draw:style-name="gr6" draw:text-style-name="P1" draw:layer="layout" svg:x1="2.249cm" svg:y1="5.55cm" svg:x2="3.029cm" svg:y2="5.55cm">
            <text:p/>
          </draw:line>
          <draw:line draw:style-name="gr6" draw:text-style-name="P1" draw:layer="layout" svg:x1="2.766cm" svg:y1="3.787cm" svg:x2="3.062cm" svg:y2="3.862cm">
            <text:p/>
          </draw:line>
          <draw:line draw:style-name="gr7" draw:text-style-name="P1" draw:layer="layout" svg:x1="2.249cm" svg:y1="5.046cm" svg:x2="2.334cm" svg:y2="4.658cm">
            <text:p/>
          </draw:line>
          <draw:line draw:style-name="gr6" draw:text-style-name="P1" draw:layer="layout" svg:x1="3.025cm" svg:y1="3.806cm" svg:x2="3.025cm" svg:y2="5.319cm">
            <text:p/>
          </draw:line>
          <draw:line draw:style-name="gr6" draw:text-style-name="P1" draw:layer="layout" svg:x1="2.017cm" svg:y1="5.06cm" svg:x2="2.249cm" svg:y2="5.06cm">
            <text:p/>
          </draw:line>
          <draw:line draw:style-name="gr6" draw:text-style-name="P1" draw:layer="layout" svg:x1="1.27cm" svg:y1="4.796cm" svg:x2="1.423cm" svg:y2="4.931cm">
            <text:p/>
          </draw:line>
          <draw:line draw:style-name="gr7" draw:text-style-name="P1" draw:layer="layout" svg:x1="1.741cm" svg:y1="4.817cm" svg:x2="2.02cm" svg:y2="4.817cm">
            <text:p/>
          </draw:line>
          <draw:line draw:style-name="gr6" draw:text-style-name="P1" draw:layer="layout" svg:x1="2.249cm" svg:y1="5.303cm" svg:x2="2.535cm" svg:y2="5.303cm">
            <text:p/>
          </draw:line>
          <draw:line draw:style-name="gr6" draw:text-style-name="P1" draw:layer="layout" svg:x1="2.512cm" svg:y1="4.817cm" svg:x2="2.51cm" svg:y2="5.354cm">
            <text:p/>
          </draw:line>
          <draw:line draw:style-name="gr6" draw:text-style-name="P1" draw:layer="layout" svg:x1="1.279cm" svg:y1="4.294cm" svg:x2="1.523cm" svg:y2="4.294cm">
            <text:p/>
          </draw:line>
          <draw:line draw:style-name="gr6" draw:text-style-name="P1" draw:layer="layout" svg:x1="1.223cm" svg:y1="3.785cm" svg:x2="1.513cm" svg:y2="3.785cm">
            <text:p/>
          </draw:line>
          <draw:line draw:style-name="gr6" draw:text-style-name="P1" draw:layer="layout" svg:x1="1.27cm" svg:y1="4.552cm" svg:x2="1.75cm" svg:y2="4.811cm">
            <text:p/>
          </draw:line>
          <draw:line draw:style-name="gr7" draw:text-style-name="P1" draw:layer="layout" svg:x1="2.782cm" svg:y1="4.542cm" svg:x2="2.271cm" svg:y2="4.542cm">
            <text:p/>
          </draw:line>
          <draw:line draw:style-name="gr7" draw:text-style-name="P1" draw:layer="layout" svg:x1="1.255cm" svg:y1="0.984cm" svg:x2="1.243cm" svg:y2="4.27cm">
            <text:p/>
          </draw:line>
          <draw:line draw:style-name="gr6" draw:text-style-name="P1" draw:layer="layout" svg:x1="2.021cm" svg:y1="1cm" svg:x2="1.233cm" svg:y2="1cm">
            <text:p/>
          </draw:line>
          <draw:line draw:style-name="gr6" draw:text-style-name="P1" draw:layer="layout" svg:x1="2.775cm" svg:y1="4.298cm" svg:x2="2.775cm" svg:y2="4.545cm">
            <text:p/>
          </draw:line>
          <draw:line draw:style-name="gr6" draw:text-style-name="P1" draw:layer="layout" svg:x1="2.268cm" svg:y1="4.043cm" svg:x2="2.268cm" svg:y2="4.298cm">
            <text:p/>
          </draw:line>
          <draw:line draw:style-name="gr6" draw:text-style-name="P1" draw:layer="layout" svg:x1="1.523cm" svg:y1="4.294cm" svg:x2="2.048cm" svg:y2="4.55cm">
            <text:p/>
          </draw:line>
          <draw:line draw:style-name="gr6" draw:text-style-name="P1" draw:layer="layout" svg:x1="1.505cm" svg:y1="3.796cm" svg:x2="1.505cm" svg:y2="4.307cm">
            <text:p/>
          </draw:line>
          <draw:line draw:style-name="gr8" draw:text-style-name="P1" draw:layer="layout" svg:x1="1.749cm" svg:y1="3.031cm" svg:x2="1.489cm" svg:y2="3.031cm">
            <text:p/>
          </draw:line>
          <draw:line draw:style-name="gr8" draw:text-style-name="P1" draw:layer="layout" svg:x1="2.272cm" svg:y1="2.521cm" svg:x2="2.272cm" svg:y2="3.076cm">
            <text:p/>
          </draw:line>
          <draw:line draw:style-name="gr8" draw:text-style-name="P1" draw:layer="layout" svg:x1="2.017cm" svg:y1="2.522cm" svg:x2="2.017cm" svg:y2="3.071cm">
            <text:p/>
          </draw:line>
          <draw:line draw:style-name="gr8" draw:text-style-name="P1" draw:layer="layout" svg:x1="1.331cm" svg:y1="3.547cm" svg:x2="1.999cm" svg:y2="3.547cm">
            <text:p/>
          </draw:line>
          <draw:line draw:style-name="gr8" draw:text-style-name="P1" draw:layer="layout" svg:x1="1.983cm" svg:y1="3.547cm" svg:x2="2.766cm" svg:y2="3.796cm">
            <text:p/>
          </draw:line>
          <draw:line draw:style-name="gr5" draw:text-style-name="P1" draw:layer="layout" svg:x1="1.741cm" svg:y1="3.783cm" svg:x2="2.022cm" svg:y2="3.783cm">
            <text:p/>
          </draw:line>
          <draw:line draw:style-name="gr5" draw:text-style-name="P1" draw:layer="layout" svg:x1="1.742cm" svg:y1="3.033cm" svg:x2="1.742cm" svg:y2="3.363cm">
            <text:p/>
          </draw:line>
          <draw:line draw:style-name="gr5" draw:text-style-name="P1" draw:layer="layout" svg:x1="2.789cm" svg:y1="4.059cm" svg:x2="2.001cm" svg:y2="4.059cm">
            <text:p/>
          </draw:line>
          <draw:g>
            <draw:g>
              <draw:custom-shape draw:style-name="gr9" draw:text-style-name="P1" draw:layer="layout" svg:width="0.14cm" svg:height="0.14cm" draw:transform="rotate (1.5707963267949) translate (1.202cm 4.3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251cm 4.3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202cm 4.62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251cm 4.5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202cm 4.87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251cm 4.8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9" draw:text-style-name="P1" draw:layer="layout" svg:width="0.14cm" svg:height="0.14cm" svg:x="1.949cm" svg:y="2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.997cm" svg:y="3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1.949cm" svg:y="3.2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.997cm" svg:y="3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2.2cm" svg:y="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2.248cm" svg:y="3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2.2cm" svg:y="3.2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2.248cm" svg:y="3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9" draw:text-style-name="P1" draw:layer="layout" svg:width="0.14cm" svg:height="0.14cm" draw:transform="rotate (1.5707963267949) translate (1.934cm 3.6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983cm 3.56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934cm 3.8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983cm 3.8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934cm 4.1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983cm 4.06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2.178cm 5.11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2.227cm 5.06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2.178cm 5.3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2.227cm 5.3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2.178cm 5.6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2.227cm 5.5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3" draw:layer="layout" svg:width="0.14cm" svg:height="0.14cm" draw:transform="rotate (1.5707963267949) translate (2.702cm 3.8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2.751cm 3.81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2.702cm 4.12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2.751cm 4.0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2.702cm 4.3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2.751cm 4.3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3" draw:layer="layout" svg:width="0.14cm" svg:height="0.14cm" draw:transform="rotate (1.5707963267949) translate (2.946cm 5.37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2.995cm 5.31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2.946cm 5.62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2.995cm 5.57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2.946cm 5.8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2.995cm 5.8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g>
                  <draw:custom-shape draw:style-name="gr9" draw:text-style-name="P1" draw:layer="layout" svg:width="0.14cm" svg:height="0.14cm" svg:x="1.948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.996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204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252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445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493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701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749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44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49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702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75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95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00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212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26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453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501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709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757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454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502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71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758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969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017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4.225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273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97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018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4.22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27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9" draw:text-style-name="P1" draw:layer="layout" svg:width="0.14cm" svg:height="0.14cm" svg:x="4.493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541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4.745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793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g>
                  <draw:custom-shape draw:style-name="gr9" draw:text-style-name="P1" draw:layer="layout" svg:width="0.14cm" svg:height="0.14cm" svg:x="1.948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.996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204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252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445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493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701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749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44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49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702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2.75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2.95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00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212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26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453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501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709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757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454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502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71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3.758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969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017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4.225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273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3.97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018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4.22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4.27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9" draw:text-style-name="P1" draw:layer="layout" svg:width="0.14cm" svg:height="0.14cm" svg:x="4.493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541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4.745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793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9" draw:text-style-name="P1" draw:layer="layout" svg:width="0.14cm" svg:height="0.14cm" draw:transform="rotate (1.5707963267949) translate (1.685cm 3.85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734cm 3.8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685cm 3.0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734cm 3.0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1.43cm 3.86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479cm 3.8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43cm 3.10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479cm 3.05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1.451cm" svg:y="4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.499cm" svg:y="4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2.209cm" svg:y="4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2.257cm" svg:y="4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1.955cm" svg:y="4.4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2.003cm" svg:y="4.5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2.713cm" svg:y="4.4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2.761cm" svg:y="4.5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1.68cm" svg:y="4.7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.728cm" svg:y="4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2.438cm" svg:y="4.7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2.486cm" svg:y="4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7" draw:text-style-name="P1" draw:layer="layout" svg:x1="2.002cm" svg:y1="4.831cm" svg:x2="2.292cm" svg:y2="4.531cm">
            <text:p/>
          </draw:line>
          <draw:line draw:style-name="gr7" draw:text-style-name="P1" draw:layer="layout" svg:x1="2.309cm" svg:y1="4.647cm" svg:x2="3.04cm" svg:y2="4.76cm">
            <text:p/>
          </draw:line>
          <draw:line draw:style-name="gr7" draw:text-style-name="P1" draw:layer="layout" svg:x1="1.35cm" svg:y1="3.575cm" svg:x2="1.364cm" svg:y2="2.252cm">
            <text:p/>
          </draw:line>
          <draw:line draw:style-name="gr6" draw:text-style-name="P1" draw:layer="layout" svg:x1="1.339cm" svg:y1="2.252cm" svg:x2="2.814cm" svg:y2="2.258cm">
            <text:p/>
          </draw:line>
          <draw:line draw:style-name="gr7" draw:text-style-name="P1" draw:layer="layout" svg:x1="3.164cm" svg:y1="5.822cm" svg:x2="3.164cm" svg:y2="3.659cm">
            <text:p/>
          </draw:line>
          <draw:line draw:style-name="gr11" draw:text-style-name="P1" draw:layer="layout" svg:x1="2.903cm" svg:y1="3.443cm" svg:x2="2.903cm" svg:y2="1.25cm">
            <text:p/>
          </draw:line>
          <draw:line draw:style-name="gr7" draw:text-style-name="P1" draw:layer="layout" svg:x1="2.899cm" svg:y1="3.425cm" svg:x2="3.3cm" svg:y2="3.589cm">
            <text:p/>
          </draw:line>
          <draw:line draw:style-name="gr6" draw:text-style-name="P1" draw:layer="layout" svg:x1="2.356cm" svg:y1="3.472cm" svg:x2="2.705cm" svg:y2="3.536cm">
            <text:p/>
          </draw:line>
          <draw:g>
            <draw:g>
              <draw:custom-shape draw:style-name="gr9" draw:text-style-name="P1" draw:layer="layout" svg:width="0.14cm" svg:height="0.14cm" draw:transform="rotate (1.5707963267949) translate (1.438cm 5.8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487cm 5.8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438cm 5.1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487cm 5.0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1.693cm 5.8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742cm 5.8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.693cm 5.1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.742cm 5.0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7" draw:text-style-name="P1" draw:layer="layout" svg:x1="3.277cm" svg:y1="5.942cm" svg:x2="3.283cm" svg:y2="3.562cm">
            <text:p/>
          </draw:line>
          <draw:line draw:style-name="gr11" draw:text-style-name="P1" draw:layer="layout" svg:x1="1.413cm" svg:y1="4.931cm" svg:x2="2.109cm" svg:y2="4.947cm">
            <text:p/>
          </draw:line>
          <draw:line draw:style-name="gr6" draw:text-style-name="P1" draw:layer="layout" svg:x1="2.061cm" svg:y1="5.111cm" svg:x2="2.06cm" svg:y2="4.931cm">
            <text:p/>
          </draw:line>
          <draw:line draw:style-name="gr12" draw:text-style-name="P1" draw:layer="layout" svg:x1="1.708cm" svg:y1="5.947cm" svg:x2="3.301cm" svg:y2="5.941cm">
            <text:p/>
          </draw:line>
          <draw:frame draw:style-name="gr13" draw:text-style-name="P4" draw:layer="layout" svg:width="0.552cm" svg:height="1.237cm" svg:x="1.259cm" svg:y="4.1cm">
            <draw:text-box>
              <text:p/>
            </draw:text-box>
          </draw:frame>
          <draw:g>
            <draw:path draw:style-name="gr14" draw:text-style-name="P5" draw:layer="layout" svg:width="0.102cm" svg:height="0.103cm" svg:x="1.08cm" svg:y="4.265cm" svg:viewBox="0 0 103 104" svg:d="M44 60c0 14 0 29 0 44 5 0 10 0 15 0 0-15 0-30 0-44 15 0 29 0 44 0 0-5 0-10 0-15-15 0-29 0-44 0 0-15 0-30 0-45-5 0-10 0-15 0 0 15 0 30 0 45-15 0-29 0-44 0 0 5 0 10 0 15 15 0 29 0 44 0z">
              <text:p/>
            </draw:path>
            <draw:path draw:style-name="gr14" draw:text-style-name="P5" draw:layer="layout" svg:width="0.125cm" svg:height="0.145cm" svg:x="1.05cm" svg:y="4.484cm" svg:viewBox="0 0 126 146" svg:d="M0 71c0 13 2 23 5 33 4 9 9 17 16 23 6 6 13 11 22 14s18 5 28 5h55v-146h-49c-11 0-21 1-31 4-9 3-17 7-24 13s-12 13-16 22-6 20-6 32zM20 71c0-9 1-18 4-25s7-13 12-17c5-5 11-8 18-10s15-3 24-3h28v114h-33c-7 0-14-1-21-4-6-2-12-6-17-11s-8-11-11-18-4-16-4-26z">
              <text:p/>
            </draw:path>
            <draw:path draw:style-name="gr14" draw:text-style-name="P5" draw:layer="layout" svg:width="0.137cm" svg:height="0.149cm" svg:x="1.044cm" svg:y="4.724cm" svg:viewBox="0 0 138 150" svg:d="M138 74c0-11-1-21-4-30-3-10-8-17-14-24-6-6-14-11-23-15-9-3-19-5-31-5-9 0-17 1-24 2-7 2-12 4-17 7s-10 7-13 11-6 9-9 14l19 6c2-4 4-7 7-10 2-3 5-5 9-7 3-2 7-4 12-5s10-2 16-2c9 0 17 2 23 4 7 3 12 7 17 12 4 5 7 11 9 18 2 8 3 16 3 24 0 9-1 17-3 24-2 8-6 14-10 19-5 6-10 10-17 13s-14 4-23 4c-6 0-11-1-16-1-5-1-9-3-13-4-4-2-7-4-10-5-3-2-6-4-8-6v-26h44v-17h-62v50c3 4 7 7 11 10 5 3 10 5 15 8 6 2 12 4 18 5 7 1 14 2 21 2 12 0 23-2 32-6 9-3 17-9 23-15 6-7 11-15 14-24 3-10 4-20 4-31z">
              <text:p/>
            </draw:path>
          </draw:g>
          <draw:line draw:style-name="gr15" draw:text-style-name="P2" draw:layer="layout" svg:x1="2.679cm" svg:y1="3.522cm" svg:x2="3.164cm" svg:y2="3.681cm">
            <text:p/>
          </draw:line>
          <draw:line draw:style-name="gr5" draw:text-style-name="P1" draw:layer="layout" svg:x1="2.903cm" svg:y1="1.25cm" svg:x2="2.903cm" svg:y2="2.103cm">
            <text:p/>
          </draw:line>
          <draw:custom-shape draw:style-name="gr10" draw:text-style-name="P1" draw:layer="layout" svg:width="0.05cm" svg:height="0.05cm" svg:x="1.992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48cm" svg:y="0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492cm" svg:y="0.9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747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.001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.259cm" svg:y="0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.502cm" svg:y="0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.756cm" svg:y="0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017cm" svg:y="0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273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539cm" svg:y="0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79cm" svg:y="0.9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992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45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493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745cm" svg:y="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.252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.495cm" svg:y="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3.754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012cm" svg:y="2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275cm" svg:y="2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538cm" svg:y="2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4.789cm" svg:y="2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41cm" svg:y="3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987cm" svg:y="3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729cm" svg:y="3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47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993cm" svg:y="3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43cm" svg:y="3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979cm" svg:y="3.5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476cm" svg:y="3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731cm" svg:y="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979cm" svg:y="3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747cm" svg:y="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747cm" svg:y="4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974cm" svg:y="4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245cm" svg:y="4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492cm" svg:y="4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51cm" svg:y="4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75cm" svg:y="4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249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001cm" svg:y="4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757cm" svg:y="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244cm" svg:y="4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724cm" svg:y="4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485cm" svg:y="4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483cm" svg:y="5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734cm" svg:y="5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19cm" svg:y="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19cm" svg:y="5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991cm" svg:y="5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22cm" svg:y="5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484cm" svg:y="5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.738cm" svg:y="5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988cm" svg:y="5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2.992cm" svg:y="5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6" draw:text-style-name="P1" draw:layer="layout" svg:width="0.09cm" svg:height="0.1cm" draw:transform="rotate (-3.14159265358979) translate (3.78cm 5.83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3.875cm 5.654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3.685cm 5.65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" draw:layer="layout" svg:width="0.09cm" svg:height="0.1cm" draw:transform="rotate (-3.14159265358979) translate (3.902cm 4.56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3.997cm 4.384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3.807cm 4.38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" draw:layer="layout" svg:width="0.09cm" svg:height="0.1cm" draw:transform="rotate (-3.14159265358979) translate (3.978cm 3.282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4.073cm 3.10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3.883cm 3.105cm)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6" draw:text-style-name="P1" draw:layer="layout" svg:width="0.14cm" svg:height="0.14cm" svg:x="4.238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278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746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786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04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.254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294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228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268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736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776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99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03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.244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284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4.81cm" svg:y1="4.31cm" svg:x2="4.81cm" svg:y2="4.589cm">
            <text:p/>
          </draw:line>
          <draw:g>
            <draw:g>
              <draw:custom-shape draw:style-name="gr16" draw:text-style-name="P1" draw:layer="layout" svg:width="0.14cm" svg:height="0.14cm" svg:x="4.228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268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736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776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99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03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.244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284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228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268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736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776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99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03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.244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284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4.238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278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746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786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04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.254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294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238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278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4.746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4.786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04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5.254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5.294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3.027cm" svg:y1="3.344cm" svg:x2="3.463cm" svg:y2="3.522cm">
            <text:p/>
          </draw:line>
          <draw:line draw:style-name="gr1" draw:text-style-name="P1" draw:layer="layout" svg:x1="3.438cm" svg:y1="5.605cm" svg:x2="3.438cm" svg:y2="3.522cm">
            <text:p/>
          </draw:line>
          <draw:line draw:style-name="gr2" draw:text-style-name="P1" draw:layer="layout" svg:x1="3.413cm" svg:y1="5.605cm" svg:x2="3.641cm" svg:y2="5.605cm">
            <text:p/>
          </draw:line>
          <draw:line draw:style-name="gr1" draw:text-style-name="P1" draw:layer="layout" svg:x1="3.27cm" svg:y1="3.23cm" svg:x2="3.61cm" svg:y2="3.382cm">
            <text:p/>
          </draw:line>
          <draw:line draw:style-name="gr1" draw:text-style-name="P1" draw:layer="layout" svg:x1="3.616cm" svg:y1="4.335cm" svg:x2="3.616cm" svg:y2="3.344cm">
            <text:p/>
          </draw:line>
          <draw:line draw:style-name="gr2" draw:text-style-name="P1" draw:layer="layout" svg:x1="3.768cm" svg:y1="4.335cm" svg:x2="3.59cm" svg:y2="4.335cm">
            <text:p/>
          </draw:line>
          <draw:line draw:style-name="gr2" draw:text-style-name="P1" draw:layer="layout" svg:x1="3.499cm" svg:y1="3.051cm" svg:x2="3.854cm" svg:y2="3.051cm">
            <text:p/>
          </draw:line>
          <draw:line draw:style-name="gr2" draw:text-style-name="P1" draw:layer="layout" svg:x1="3.932cm" svg:y1="3.219cm" svg:x2="3.932cm" svg:y2="3.585cm">
            <text:p/>
          </draw:line>
          <draw:line draw:style-name="gr2" draw:text-style-name="P1" draw:layer="layout" svg:x1="3.893cm" svg:y1="4.811cm" svg:x2="4.263cm" svg:y2="4.811cm">
            <text:p/>
          </draw:line>
          <draw:line draw:style-name="gr2" draw:text-style-name="P1" draw:layer="layout" svg:x1="3.856cm" svg:y1="4.499cm" svg:x2="3.856cm" svg:y2="4.865cm">
            <text:p/>
          </draw:line>
          <draw:line draw:style-name="gr3" draw:text-style-name="P1" draw:layer="layout" svg:x1="3.732cm" svg:y1="5.744cm" svg:x2="3.732cm" svg:y2="6.124cm">
            <text:p/>
          </draw:line>
          <draw:line draw:style-name="gr1" draw:text-style-name="P1" draw:layer="layout" svg:x1="4.458cm" svg:y1="2.659cm" svg:x2="4.458cm" svg:y2="5.612cm">
            <text:p/>
          </draw:line>
          <draw:g>
            <draw:custom-shape draw:style-name="gr16" draw:text-style-name="P1" draw:layer="layout" svg:width="0.14cm" svg:height="0.14cm" svg:x="4.585cm" svg:y="3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625cm" svg:y="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" draw:text-style-name="P1" draw:layer="layout" svg:width="0.14cm" svg:height="0.14cm" svg:x="4.576cm" svg:y="5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616cm" svg:y="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4.027cm" svg:y1="3.046cm" svg:x2="4.027cm" svg:y2="2.836cm">
            <text:p/>
          </draw:line>
          <draw:line draw:style-name="gr3" draw:text-style-name="P1" draw:layer="layout" svg:x1="3.946cm" svg:y1="4.384cm" svg:x2="3.946cm" svg:y2="4.005cm">
            <text:p/>
          </draw:line>
          <draw:g>
            <draw:custom-shape draw:style-name="gr16" draw:text-style-name="P1" draw:layer="layout" svg:width="0.14cm" svg:height="0.14cm" svg:x="3.882cm" svg:y="3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3.922cm" svg:y="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3.768cm" svg:y="5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3.808cm" svg:y="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.203cm" svg:y1="6.316cm" svg:x2="4.632cm" svg:y2="6.316cm">
            <text:p/>
          </draw:line>
          <draw:g>
            <draw:custom-shape draw:style-name="gr16" draw:text-style-name="P1" draw:layer="layout" svg:width="0.14cm" svg:height="0.14cm" svg:x="4.576cm" svg:y="2.7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616cm" svg:y="2.8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3.963cm" svg:y="2.7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003cm" svg:y="2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4.454cm" svg:y1="2.684cm" svg:x2="4.987cm" svg:y2="2.684cm">
            <text:p/>
          </draw:line>
          <draw:line draw:style-name="gr1" draw:text-style-name="P1" draw:layer="layout" svg:x1="1.99cm" svg:y1="0.728cm" svg:x2="5.013cm" svg:y2="0.728cm">
            <text:p/>
          </draw:line>
          <draw:line draw:style-name="gr1" draw:text-style-name="P1" draw:layer="layout" svg:x1="4.987cm" svg:y1="2.709cm" svg:x2="4.987cm" svg:y2="0.703cm">
            <text:p/>
          </draw:line>
          <draw:line draw:style-name="gr1" draw:text-style-name="P1" draw:layer="layout" svg:x1="4.886cm" svg:y1="2.782cm" svg:x2="6.054cm" svg:y2="2.782cm">
            <text:p/>
          </draw:line>
          <draw:line draw:style-name="gr1" draw:text-style-name="P1" draw:layer="layout" svg:x1="5.066cm" svg:y1="3.022cm" svg:x2="5.066cm" svg:y2="2.862cm">
            <text:p/>
          </draw:line>
          <draw:line draw:style-name="gr1" draw:text-style-name="P1" draw:layer="layout" svg:x1="5.775cm" svg:y1="2.887cm" svg:x2="5.04cm" svg:y2="2.887cm">
            <text:p/>
          </draw:line>
          <draw:g>
            <draw:g>
              <draw:custom-shape draw:style-name="gr16" draw:text-style-name="P1" draw:layer="layout" svg:width="0.14cm" svg:height="0.14cm" svg:x="6.018cm" svg:y="2.7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2.7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2.9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3.0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3.2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3.2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6.018cm" svg:y="3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3.5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3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3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3.9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4.0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6.018cm" svg:y="4.23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4.2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4.4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4.5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4.7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4.7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5.038cm" svg:y1="5.021cm" svg:x2="6.08cm" svg:y2="5.326cm">
            <text:p/>
          </draw:line>
          <draw:g>
            <draw:g>
              <draw:custom-shape draw:style-name="gr16" draw:text-style-name="P1" draw:layer="layout" svg:width="0.14cm" svg:height="0.14cm" svg:x="6.018cm" svg:y="4.9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5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5.2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5.3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5.5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5.5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6.018cm" svg:y="5.7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5.7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6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6.0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6.018cm" svg:y="6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6.058cm" svg:y="6.3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draw:transform="rotate (-1.5378096039322) translate (5.394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5.355cm 6.33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draw:transform="rotate (-1.5378096039322) translate (5.129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5.09cm 6.33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draw:transform="rotate (-1.5378096039322) translate (4.874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4.835cm 6.33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5.775cm" svg:y1="2.862cm" svg:x2="5.775cm" svg:y2="3.065cm">
            <text:p/>
          </draw:line>
          <draw:line draw:style-name="gr19" draw:text-style-name="P1" draw:layer="layout" svg:x1="6.257cm" svg:y1="2.76cm" svg:x2="6.257cm" svg:y2="3.04cm">
            <text:p/>
          </draw:line>
          <draw:line draw:style-name="gr19" draw:text-style-name="P1" draw:layer="layout" svg:x1="6.257cm" svg:y1="3.802cm" svg:x2="6.257cm" svg:y2="4.082cm">
            <text:p/>
          </draw:line>
          <draw:line draw:style-name="gr19" draw:text-style-name="P1" draw:layer="layout" svg:x1="6.257cm" svg:y1="4.589cm" svg:x2="6.257cm" svg:y2="4.869cm">
            <text:p/>
          </draw:line>
          <draw:line draw:style-name="gr19" draw:text-style-name="P1" draw:layer="layout" svg:x1="6.257cm" svg:y1="5.325cm" svg:x2="6.257cm" svg:y2="5.605cm">
            <text:p/>
          </draw:line>
          <draw:line draw:style-name="gr19" draw:text-style-name="P1" draw:layer="layout" svg:x1="4.759cm" svg:y1="6.519cm" svg:x2="5.089cm" svg:y2="6.519cm">
            <text:p/>
          </draw:line>
          <draw:line draw:style-name="gr1" draw:text-style-name="P1" draw:layer="layout" svg:x1="5.622cm" svg:y1="3.04cm" svg:x2="5.622cm" svg:y2="3.294cm">
            <text:p/>
          </draw:line>
          <draw:line draw:style-name="gr1" draw:text-style-name="P1" draw:layer="layout" svg:x1="5.038cm" svg:y1="3.802cm" svg:x2="6.054cm" svg:y2="3.802cm">
            <text:p/>
          </draw:line>
          <draw:line draw:style-name="gr1" draw:text-style-name="P1" draw:layer="layout" svg:x1="6.046cm" svg:y1="4.06cm" svg:x2="4.911cm" svg:y2="4.06cm">
            <text:p/>
          </draw:line>
          <draw:line draw:style-name="gr20" draw:text-style-name="P1" draw:layer="layout" svg:x1="6.257cm" svg:y1="4.284cm" svg:x2="6.257cm" svg:y2="4.462cm">
            <text:p/>
          </draw:line>
          <draw:line draw:style-name="gr20" draw:text-style-name="P1" draw:layer="layout" svg:x1="6.257cm" svg:y1="3.344cm" svg:x2="6.257cm" svg:y2="3.116cm">
            <text:p/>
          </draw:line>
          <draw:line draw:style-name="gr20" draw:text-style-name="P1" draw:layer="layout" svg:x1="6.257cm" svg:y1="3.497cm" svg:x2="6.257cm" svg:y2="3.725cm">
            <text:p/>
          </draw:line>
          <draw:line draw:style-name="gr1" draw:text-style-name="P1" draw:layer="layout" svg:x1="5.344cm" svg:y1="4.31cm" svg:x2="6.058cm" svg:y2="4.31cm">
            <text:p/>
          </draw:line>
          <draw:line draw:style-name="gr1" draw:text-style-name="P1" draw:layer="layout" svg:x1="5.775cm" svg:y1="4.462cm" svg:x2="5.038cm" svg:y2="4.462cm">
            <text:p/>
          </draw:line>
          <draw:line draw:style-name="gr1" draw:text-style-name="P1" draw:layer="layout" svg:x1="4.784cm" svg:y1="4.589cm" svg:x2="5.699cm" svg:y2="4.589cm">
            <text:p/>
          </draw:line>
          <draw:line draw:style-name="gr20" draw:text-style-name="P1" draw:layer="layout" svg:x1="6.257cm" svg:y1="5.071cm" svg:x2="6.257cm" svg:y2="5.249cm">
            <text:p/>
          </draw:line>
          <draw:line draw:style-name="gr1" draw:text-style-name="P1" draw:layer="layout" svg:x1="5.648cm" svg:y1="5.732cm" svg:x2="5.038cm" svg:y2="5.732cm">
            <text:p/>
          </draw:line>
          <draw:line draw:style-name="gr1" draw:text-style-name="P1" draw:layer="layout" svg:x1="4.81cm" svg:y1="5.603cm" svg:x2="4.81cm" svg:y2="5.91cm">
            <text:p/>
          </draw:line>
          <draw:line draw:style-name="gr1" draw:text-style-name="P1" draw:layer="layout" svg:x1="4.835cm" svg:y1="5.884cm" svg:x2="5.572cm" svg:y2="5.884cm">
            <text:p/>
          </draw:line>
          <draw:line draw:style-name="gr19" draw:text-style-name="P1" draw:layer="layout" svg:x1="6.257cm" svg:y1="6.088cm" svg:x2="6.257cm" svg:y2="6.368cm">
            <text:p/>
          </draw:line>
          <draw:line draw:style-name="gr20" draw:text-style-name="P1" draw:layer="layout" svg:x1="6.257cm" svg:y1="5.859cm" svg:x2="6.257cm" svg:y2="6.037cm">
            <text:p/>
          </draw:line>
          <draw:custom-shape draw:style-name="gr21" draw:text-style-name="P1" draw:layer="layout" svg:width="0.06cm" svg:height="0.06cm" svg:x="1.982cm" svg:y="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44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48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74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997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24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492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501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507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75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01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27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5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784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87cm" svg:y="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87cm" svg:y="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87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44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489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743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997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251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505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3.759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018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274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528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4.779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87cm" svg:y="3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73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473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473cm" svg:y="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41cm" svg:y="3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87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43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87cm" svg:y="3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87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747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747cm" svg:y="4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74cm" svg:y="4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44cm" svg:y="4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743cm" svg:y="4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743cm" svg:y="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991cm" svg:y="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727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479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479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243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228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228cm" svg:y="4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228cm" svg:y="4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727cm" svg:y="4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727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473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12cm" svg:y="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489cm" svg:y="4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19cm" svg:y="5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997cm" svg:y="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988cm" svg:y="5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99cm" svg:y="5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2.22cm" svg:y="5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727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.482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1.186cm" svg:y1="6.088cm" svg:x2="11.186cm" svg:y2="6.367cm">
            <text:p/>
          </draw:line>
          <draw:line draw:style-name="gr1" draw:text-style-name="P1" draw:layer="layout" svg:x1="11.44cm" svg:y1="6.088cm" svg:x2="11.44cm" svg:y2="6.367cm">
            <text:p/>
          </draw:line>
          <draw:line draw:style-name="gr1" draw:text-style-name="P1" draw:layer="layout" svg:x1="11.694cm" svg:y1="6.088cm" svg:x2="11.694cm" svg:y2="6.367cm">
            <text:p/>
          </draw:line>
          <draw:line draw:style-name="gr1" draw:text-style-name="P1" draw:layer="layout" svg:x1="12.456cm" svg:y1="6.342cm" svg:x2="11.922cm" svg:y2="5.884cm">
            <text:p/>
          </draw:line>
          <draw:line draw:style-name="gr1" draw:text-style-name="P1" draw:layer="layout" svg:x1="11.44cm" svg:y1="5.58cm" svg:x2="11.44cm" svg:y2="5.757cm">
            <text:p/>
          </draw:line>
          <draw:line draw:style-name="gr1" draw:text-style-name="P1" draw:layer="layout" svg:x1="12.456cm" svg:y1="6.088cm" svg:x2="11.998cm" svg:y2="5.732cm">
            <text:p/>
          </draw:line>
          <draw:line draw:style-name="gr1" draw:text-style-name="P1" draw:layer="layout" svg:x1="12.456cm" svg:y1="5.834cm" svg:x2="12.049cm" svg:y2="5.58cm">
            <text:p/>
          </draw:line>
          <draw:line draw:style-name="gr1" draw:text-style-name="P1" draw:layer="layout" svg:x1="11.694cm" svg:y1="5.58cm" svg:x2="12.075cm" svg:y2="5.58cm">
            <text:p/>
          </draw:line>
          <draw:line draw:style-name="gr1" draw:text-style-name="P1" draw:layer="layout" svg:x1="12.456cm" svg:y1="5.58cm" svg:x2="11.16cm" svg:y2="5.148cm">
            <text:p/>
          </draw:line>
          <draw:line draw:style-name="gr1" draw:text-style-name="P1" draw:layer="layout" svg:x1="11.186cm" svg:y1="4.818cm" svg:x2="11.186cm" svg:y2="5.173cm">
            <text:p/>
          </draw:line>
          <draw:line draw:style-name="gr1" draw:text-style-name="P1" draw:layer="layout" svg:x1="11.44cm" svg:y1="4.792cm" svg:x2="11.44cm" svg:y2="5.046cm">
            <text:p/>
          </draw:line>
          <draw:line draw:style-name="gr1" draw:text-style-name="P1" draw:layer="layout" svg:x1="11.694cm" svg:y1="4.818cm" svg:x2="12.481cm" svg:y2="5.072cm">
            <text:p/>
          </draw:line>
          <draw:line draw:style-name="gr1" draw:text-style-name="P1" draw:layer="layout" svg:x1="12.456cm" svg:y1="4.818cm" svg:x2="12.049cm" svg:y2="4.585cm">
            <text:p/>
          </draw:line>
          <draw:line draw:style-name="gr1" draw:text-style-name="P1" draw:layer="layout" svg:x1="12.125cm" svg:y1="4.462cm" svg:x2="12.481cm" svg:y2="4.564cm">
            <text:p/>
          </draw:line>
          <draw:line draw:style-name="gr1" draw:text-style-name="P1" draw:layer="layout" svg:x1="11.44cm" svg:y1="4.31cm" svg:x2="11.44cm" svg:y2="4.487cm">
            <text:p/>
          </draw:line>
          <draw:line draw:style-name="gr1" draw:text-style-name="P1" draw:layer="layout" svg:x1="11.973cm" svg:y1="3.294cm" svg:x2="12.456cm" svg:y2="3.294cm">
            <text:p/>
          </draw:line>
          <draw:line draw:style-name="gr1" draw:text-style-name="P1" draw:layer="layout" svg:x1="12.125cm" svg:y1="3.04cm" svg:x2="12.456cm" svg:y2="3.04cm">
            <text:p/>
          </draw:line>
          <draw:line draw:style-name="gr1" draw:text-style-name="P1" draw:layer="layout" svg:x1="11.696cm" svg:y1="3.548cm" svg:x2="12.405cm" svg:y2="3.548cm">
            <text:p/>
          </draw:line>
          <draw:line draw:style-name="gr1" draw:text-style-name="P1" draw:layer="layout" svg:x1="11.313cm" svg:y1="4.06cm" svg:x2="11.188cm" svg:y2="3.613cm">
            <text:p/>
          </draw:line>
          <draw:line draw:style-name="gr1" draw:text-style-name="P1" draw:layer="layout" svg:x1="11.442cm" svg:y1="3.827cm" svg:x2="11.442cm" svg:y2="3.573cm">
            <text:p/>
          </draw:line>
          <draw:line draw:style-name="gr1" draw:text-style-name="P1" draw:layer="layout" svg:x1="11.704cm" svg:y1="3.054cm" svg:x2="12.024cm" svg:y2="3.054cm">
            <text:p/>
          </draw:line>
          <draw:line draw:style-name="gr1" draw:text-style-name="P1" draw:layer="layout" svg:x1="11.188cm" svg:y1="3.054cm" svg:x2="11.287cm" svg:y2="2.76cm">
            <text:p/>
          </draw:line>
          <draw:line draw:style-name="gr2" draw:text-style-name="P1" draw:layer="layout" svg:x1="8.403cm" svg:y1="1.027cm" svg:x2="8.403cm" svg:y2="0.703cm">
            <text:p/>
          </draw:line>
          <draw:line draw:style-name="gr3" draw:text-style-name="P1" draw:layer="layout" svg:x1="7.635cm" svg:y1="4.811cm" svg:x2="7.635cm" svg:y2="6.316cm">
            <text:p/>
          </draw:line>
          <draw:line draw:style-name="gr3" draw:text-style-name="P1" draw:layer="layout" svg:x1="10.211cm" svg:y1="5.654cm" svg:x2="10.211cm" svg:y2="5.326cm">
            <text:p/>
          </draw:line>
          <draw:line draw:style-name="gr1" draw:text-style-name="P1" draw:layer="layout" svg:x1="10.974cm" svg:y1="2.862cm" svg:x2="10.974cm" svg:y2="6.291cm">
            <text:p/>
          </draw:line>
          <draw:line draw:style-name="gr2" draw:text-style-name="P1" draw:layer="layout" svg:x1="10.678cm" svg:y1="5.574cm" svg:x2="10.861cm" svg:y2="5.574cm">
            <text:p/>
          </draw:line>
          <draw:line draw:style-name="gr2" draw:text-style-name="P1" draw:layer="layout" svg:x1="10.651cm" svg:y1="4.308cm" svg:x2="10.855cm" svg:y2="4.308cm">
            <text:p/>
          </draw:line>
          <draw:line draw:style-name="gr2" draw:text-style-name="P1" draw:layer="layout" svg:x1="10.645cm" svg:y1="3.042cm" svg:x2="10.834cm" svg:y2="3.042cm">
            <text:p/>
          </draw:line>
          <draw:line draw:style-name="gr3" draw:text-style-name="P1" draw:layer="layout" svg:x1="10.678cm" svg:y1="6.088cm" svg:x2="10.068cm" svg:y2="6.088cm">
            <text:p/>
          </draw:line>
          <draw:line draw:style-name="gr2" draw:text-style-name="P1" draw:layer="layout" svg:x1="10.281cm" svg:y1="3.542cm" svg:x2="10.651cm" svg:y2="3.542cm">
            <text:p/>
          </draw:line>
          <draw:line draw:style-name="gr1" draw:text-style-name="P1" draw:layer="layout" svg:x1="9.901cm" svg:y1="2.507cm" svg:x2="9.901cm" svg:y2="3.071cm">
            <text:p/>
          </draw:line>
          <draw:line draw:style-name="gr1" draw:text-style-name="P1" draw:layer="layout" svg:x1="9.652cm" svg:y1="2.506cm" svg:x2="9.652cm" svg:y2="3.248cm">
            <text:p/>
          </draw:line>
          <draw:line draw:style-name="gr4" draw:text-style-name="P1" draw:layer="layout" svg:x1="9.403cm" svg:y1="2.495cm" svg:x2="9.403cm" svg:y2="3.364cm">
            <text:p/>
          </draw:line>
          <draw:line draw:style-name="gr5" draw:text-style-name="P1" draw:layer="layout" svg:x1="8.417cm" svg:y1="3.299cm" svg:x2="8.122cm" svg:y2="3.299cm">
            <text:p/>
          </draw:line>
          <draw:line draw:style-name="gr6" draw:text-style-name="P2" draw:layer="layout" svg:x1="9.156cm" svg:y1="2.786cm" svg:x2="9.156cm" svg:y2="2.541cm">
            <text:p/>
          </draw:line>
          <draw:line draw:style-name="gr6" draw:text-style-name="P2" draw:layer="layout" svg:x1="8.648cm" svg:y1="2.258cm" svg:x2="8.648cm" svg:y2="0.993cm">
            <text:p/>
          </draw:line>
          <draw:line draw:style-name="gr6" draw:text-style-name="P1" draw:layer="layout" svg:x1="8.136cm" svg:y1="5.96cm" svg:x2="8.136cm" svg:y2="5.808cm">
            <text:p/>
          </draw:line>
          <draw:line draw:style-name="gr7" draw:text-style-name="P1" draw:layer="layout" svg:x1="8.107cm" svg:y1="5.941cm" svg:x2="9.663cm" svg:y2="5.941cm">
            <text:p/>
          </draw:line>
          <draw:line draw:style-name="gr7" draw:text-style-name="P1" draw:layer="layout" svg:x1="9.392cm" svg:y1="5.801cm" svg:x2="8.605cm" svg:y2="5.801cm">
            <text:p/>
          </draw:line>
          <draw:line draw:style-name="gr7" draw:text-style-name="P1" draw:layer="layout" svg:x1="7.875cm" svg:y1="5.053cm" svg:x2="8.63cm" svg:y2="5.808cm">
            <text:p/>
          </draw:line>
          <draw:line draw:style-name="gr7" draw:text-style-name="P1" draw:layer="layout" svg:x1="8.136cm" svg:y1="5.06cm" svg:x2="8.633cm" svg:y2="5.561cm">
            <text:p/>
          </draw:line>
          <draw:line draw:style-name="gr6" draw:text-style-name="P1" draw:layer="layout" svg:x1="7.885cm" svg:y1="5.818cm" svg:x2="8.143cm" svg:y2="5.818cm">
            <text:p/>
          </draw:line>
          <draw:line draw:style-name="gr6" draw:text-style-name="P1" draw:layer="layout" svg:x1="9.134cm" svg:y1="1.001cm" svg:x2="9.289cm" svg:y2="1.286cm">
            <text:p/>
          </draw:line>
          <draw:line draw:style-name="gr6" draw:text-style-name="P1" draw:layer="layout" svg:x1="8.765cm" svg:y1="3.487cm" svg:x2="8.639cm" svg:y2="3.316cm">
            <text:p/>
          </draw:line>
          <draw:line draw:style-name="gr7" draw:text-style-name="P1" draw:layer="layout" svg:x1="9.398cm" svg:y1="5.801cm" svg:x2="9.561cm" svg:y2="5.801cm">
            <text:p/>
          </draw:line>
          <draw:line draw:style-name="gr6" draw:text-style-name="P1" draw:layer="layout" svg:x1="9.147cm" svg:y1="2.52cm" svg:x2="9.147cm" svg:y2="2.231cm">
            <text:p/>
          </draw:line>
          <draw:line draw:style-name="gr6" draw:text-style-name="P1" draw:layer="layout" svg:x1="8.625cm" svg:y1="5.55cm" svg:x2="9.405cm" svg:y2="5.55cm">
            <text:p/>
          </draw:line>
          <draw:line draw:style-name="gr6" draw:text-style-name="P1" draw:layer="layout" svg:x1="9.142cm" svg:y1="3.787cm" svg:x2="9.438cm" svg:y2="3.862cm">
            <text:p/>
          </draw:line>
          <draw:line draw:style-name="gr7" draw:text-style-name="P1" draw:layer="layout" svg:x1="8.625cm" svg:y1="5.046cm" svg:x2="8.71cm" svg:y2="4.658cm">
            <text:p/>
          </draw:line>
          <draw:line draw:style-name="gr6" draw:text-style-name="P1" draw:layer="layout" svg:x1="9.401cm" svg:y1="3.806cm" svg:x2="9.401cm" svg:y2="5.319cm">
            <text:p/>
          </draw:line>
          <draw:line draw:style-name="gr6" draw:text-style-name="P1" draw:layer="layout" svg:x1="8.393cm" svg:y1="5.06cm" svg:x2="8.625cm" svg:y2="5.06cm">
            <text:p/>
          </draw:line>
          <draw:line draw:style-name="gr6" draw:text-style-name="P1" draw:layer="layout" svg:x1="7.646cm" svg:y1="4.796cm" svg:x2="7.799cm" svg:y2="4.931cm">
            <text:p/>
          </draw:line>
          <draw:line draw:style-name="gr7" draw:text-style-name="P1" draw:layer="layout" svg:x1="8.117cm" svg:y1="4.817cm" svg:x2="8.396cm" svg:y2="4.817cm">
            <text:p/>
          </draw:line>
          <draw:line draw:style-name="gr6" draw:text-style-name="P1" draw:layer="layout" svg:x1="8.625cm" svg:y1="5.303cm" svg:x2="8.911cm" svg:y2="5.303cm">
            <text:p/>
          </draw:line>
          <draw:line draw:style-name="gr6" draw:text-style-name="P1" draw:layer="layout" svg:x1="8.888cm" svg:y1="4.817cm" svg:x2="8.886cm" svg:y2="5.354cm">
            <text:p/>
          </draw:line>
          <draw:line draw:style-name="gr6" draw:text-style-name="P1" draw:layer="layout" svg:x1="7.655cm" svg:y1="4.294cm" svg:x2="7.899cm" svg:y2="4.294cm">
            <text:p/>
          </draw:line>
          <draw:line draw:style-name="gr6" draw:text-style-name="P1" draw:layer="layout" svg:x1="7.599cm" svg:y1="3.785cm" svg:x2="7.889cm" svg:y2="3.785cm">
            <text:p/>
          </draw:line>
          <draw:line draw:style-name="gr6" draw:text-style-name="P1" draw:layer="layout" svg:x1="7.646cm" svg:y1="4.552cm" svg:x2="8.126cm" svg:y2="4.811cm">
            <text:p/>
          </draw:line>
          <draw:line draw:style-name="gr7" draw:text-style-name="P1" draw:layer="layout" svg:x1="9.158cm" svg:y1="4.542cm" svg:x2="8.647cm" svg:y2="4.542cm">
            <text:p/>
          </draw:line>
          <draw:line draw:style-name="gr7" draw:text-style-name="P1" draw:layer="layout" svg:x1="7.631cm" svg:y1="0.984cm" svg:x2="7.619cm" svg:y2="4.27cm">
            <text:p/>
          </draw:line>
          <draw:line draw:style-name="gr6" draw:text-style-name="P1" draw:layer="layout" svg:x1="8.397cm" svg:y1="1cm" svg:x2="7.609cm" svg:y2="1cm">
            <text:p/>
          </draw:line>
          <draw:line draw:style-name="gr6" draw:text-style-name="P1" draw:layer="layout" svg:x1="9.151cm" svg:y1="4.298cm" svg:x2="9.151cm" svg:y2="4.545cm">
            <text:p/>
          </draw:line>
          <draw:line draw:style-name="gr6" draw:text-style-name="P1" draw:layer="layout" svg:x1="8.644cm" svg:y1="4.043cm" svg:x2="8.644cm" svg:y2="4.298cm">
            <text:p/>
          </draw:line>
          <draw:line draw:style-name="gr6" draw:text-style-name="P1" draw:layer="layout" svg:x1="7.899cm" svg:y1="4.294cm" svg:x2="8.424cm" svg:y2="4.55cm">
            <text:p/>
          </draw:line>
          <draw:line draw:style-name="gr6" draw:text-style-name="P1" draw:layer="layout" svg:x1="7.881cm" svg:y1="3.796cm" svg:x2="7.881cm" svg:y2="4.307cm">
            <text:p/>
          </draw:line>
          <draw:line draw:style-name="gr8" draw:text-style-name="P1" draw:layer="layout" svg:x1="8.125cm" svg:y1="3.031cm" svg:x2="7.865cm" svg:y2="3.031cm">
            <text:p/>
          </draw:line>
          <draw:line draw:style-name="gr8" draw:text-style-name="P1" draw:layer="layout" svg:x1="8.648cm" svg:y1="2.521cm" svg:x2="8.648cm" svg:y2="3.076cm">
            <text:p/>
          </draw:line>
          <draw:line draw:style-name="gr8" draw:text-style-name="P1" draw:layer="layout" svg:x1="8.393cm" svg:y1="2.522cm" svg:x2="8.393cm" svg:y2="3.071cm">
            <text:p/>
          </draw:line>
          <draw:line draw:style-name="gr8" draw:text-style-name="P1" draw:layer="layout" svg:x1="7.707cm" svg:y1="3.547cm" svg:x2="8.375cm" svg:y2="3.547cm">
            <text:p/>
          </draw:line>
          <draw:line draw:style-name="gr8" draw:text-style-name="P1" draw:layer="layout" svg:x1="8.359cm" svg:y1="3.547cm" svg:x2="9.142cm" svg:y2="3.796cm">
            <text:p/>
          </draw:line>
          <draw:line draw:style-name="gr5" draw:text-style-name="P1" draw:layer="layout" svg:x1="8.117cm" svg:y1="3.783cm" svg:x2="8.398cm" svg:y2="3.783cm">
            <text:p/>
          </draw:line>
          <draw:line draw:style-name="gr5" draw:text-style-name="P1" draw:layer="layout" svg:x1="8.118cm" svg:y1="3.033cm" svg:x2="8.118cm" svg:y2="3.363cm">
            <text:p/>
          </draw:line>
          <draw:line draw:style-name="gr5" draw:text-style-name="P1" draw:layer="layout" svg:x1="9.165cm" svg:y1="4.059cm" svg:x2="8.377cm" svg:y2="4.059cm">
            <text:p/>
          </draw:line>
          <draw:g>
            <draw:g>
              <draw:custom-shape draw:style-name="gr9" draw:text-style-name="P1" draw:layer="layout" svg:width="0.14cm" svg:height="0.14cm" draw:transform="rotate (1.5707963267949) translate (7.578cm 4.3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7.627cm 4.3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7.578cm 4.62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7.627cm 4.5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7.578cm 4.87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7.627cm 4.8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9" draw:text-style-name="P1" draw:layer="layout" svg:width="0.14cm" svg:height="0.14cm" svg:x="8.325cm" svg:y="2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8.373cm" svg:y="3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8.325cm" svg:y="3.2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8.373cm" svg:y="3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8.576cm" svg:y="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8.624cm" svg:y="3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8.576cm" svg:y="3.2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8.624cm" svg:y="3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9" draw:text-style-name="P1" draw:layer="layout" svg:width="0.14cm" svg:height="0.14cm" draw:transform="rotate (1.5707963267949) translate (8.31cm 3.6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359cm 3.56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8.31cm 3.8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359cm 3.8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8.31cm 4.1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359cm 4.06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8.554cm 5.11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603cm 5.06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8.554cm 5.3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603cm 5.3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8.554cm 5.6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603cm 5.5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3" draw:layer="layout" svg:width="0.14cm" svg:height="0.14cm" draw:transform="rotate (1.5707963267949) translate (9.078cm 3.8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9.127cm 3.81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9.078cm 4.12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9.127cm 4.0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9.078cm 4.3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9.127cm 4.3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3" draw:layer="layout" svg:width="0.14cm" svg:height="0.14cm" draw:transform="rotate (1.5707963267949) translate (9.322cm 5.37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9.371cm 5.31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9.322cm 5.62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9.371cm 5.57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9.322cm 5.8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9.371cm 5.8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g>
                  <draw:custom-shape draw:style-name="gr9" draw:text-style-name="P1" draw:layer="layout" svg:width="0.14cm" svg:height="0.14cm" svg:x="8.324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372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8.58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628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8.821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869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077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125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8.822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87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078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126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332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38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588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636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829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877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085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133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83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878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08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13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345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393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601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649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34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39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602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65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9" draw:text-style-name="P1" draw:layer="layout" svg:width="0.14cm" svg:height="0.14cm" svg:x="10.869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0.917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11.121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1.169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g>
                  <draw:custom-shape draw:style-name="gr9" draw:text-style-name="P1" draw:layer="layout" svg:width="0.14cm" svg:height="0.14cm" svg:x="8.324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372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8.58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628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8.821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869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077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125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8.822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8.87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078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126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332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38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588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636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829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877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085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133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9.83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9.878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08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13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345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393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601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649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34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39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0.602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0.65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9" draw:text-style-name="P1" draw:layer="layout" svg:width="0.14cm" svg:height="0.14cm" svg:x="10.869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0.917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11.121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1.169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9" draw:text-style-name="P1" draw:layer="layout" svg:width="0.14cm" svg:height="0.14cm" draw:transform="rotate (1.5707963267949) translate (8.061cm 3.85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11cm 3.8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8.061cm 3.0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11cm 3.0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7.806cm 3.86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7.855cm 3.8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7.806cm 3.10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7.855cm 3.05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7.827cm" svg:y="4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7.875cm" svg:y="4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8.585cm" svg:y="4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8.633cm" svg:y="4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8.331cm" svg:y="4.4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8.379cm" svg:y="4.5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9.089cm" svg:y="4.4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9.137cm" svg:y="4.5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8.056cm" svg:y="4.7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8.104cm" svg:y="4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8.814cm" svg:y="4.7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8.862cm" svg:y="4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7" draw:text-style-name="P1" draw:layer="layout" svg:x1="8.378cm" svg:y1="4.831cm" svg:x2="8.668cm" svg:y2="4.531cm">
            <text:p/>
          </draw:line>
          <draw:line draw:style-name="gr7" draw:text-style-name="P1" draw:layer="layout" svg:x1="8.685cm" svg:y1="4.647cm" svg:x2="9.416cm" svg:y2="4.76cm">
            <text:p/>
          </draw:line>
          <draw:line draw:style-name="gr7" draw:text-style-name="P1" draw:layer="layout" svg:x1="7.726cm" svg:y1="3.575cm" svg:x2="7.74cm" svg:y2="2.252cm">
            <text:p/>
          </draw:line>
          <draw:line draw:style-name="gr6" draw:text-style-name="P1" draw:layer="layout" svg:x1="7.715cm" svg:y1="2.252cm" svg:x2="9.19cm" svg:y2="2.258cm">
            <text:p/>
          </draw:line>
          <draw:line draw:style-name="gr7" draw:text-style-name="P1" draw:layer="layout" svg:x1="9.54cm" svg:y1="5.822cm" svg:x2="9.54cm" svg:y2="3.659cm">
            <text:p/>
          </draw:line>
          <draw:line draw:style-name="gr11" draw:text-style-name="P1" draw:layer="layout" svg:x1="9.279cm" svg:y1="3.443cm" svg:x2="9.279cm" svg:y2="1.25cm">
            <text:p/>
          </draw:line>
          <draw:line draw:style-name="gr7" draw:text-style-name="P1" draw:layer="layout" svg:x1="9.275cm" svg:y1="3.425cm" svg:x2="9.676cm" svg:y2="3.589cm">
            <text:p/>
          </draw:line>
          <draw:line draw:style-name="gr6" draw:text-style-name="P1" draw:layer="layout" svg:x1="8.732cm" svg:y1="3.472cm" svg:x2="9.081cm" svg:y2="3.536cm">
            <text:p/>
          </draw:line>
          <draw:g>
            <draw:g>
              <draw:custom-shape draw:style-name="gr9" draw:text-style-name="P1" draw:layer="layout" svg:width="0.14cm" svg:height="0.14cm" draw:transform="rotate (1.5707963267949) translate (7.814cm 5.8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7.863cm 5.8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7.814cm 5.1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7.863cm 5.0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8.069cm 5.8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118cm 5.8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8.069cm 5.1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8.118cm 5.0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7" draw:text-style-name="P1" draw:layer="layout" svg:x1="9.653cm" svg:y1="5.942cm" svg:x2="9.659cm" svg:y2="3.562cm">
            <text:p/>
          </draw:line>
          <draw:line draw:style-name="gr11" draw:text-style-name="P1" draw:layer="layout" svg:x1="7.789cm" svg:y1="4.931cm" svg:x2="8.485cm" svg:y2="4.947cm">
            <text:p/>
          </draw:line>
          <draw:line draw:style-name="gr6" draw:text-style-name="P1" draw:layer="layout" svg:x1="8.437cm" svg:y1="5.111cm" svg:x2="8.436cm" svg:y2="4.931cm">
            <text:p/>
          </draw:line>
          <draw:line draw:style-name="gr12" draw:text-style-name="P1" draw:layer="layout" svg:x1="8.084cm" svg:y1="5.947cm" svg:x2="9.677cm" svg:y2="5.941cm">
            <text:p/>
          </draw:line>
          <draw:frame draw:style-name="gr13" draw:text-style-name="P4" draw:layer="layout" svg:width="0.552cm" svg:height="1.237cm" svg:x="7.635cm" svg:y="4.1cm">
            <draw:text-box>
              <text:p/>
            </draw:text-box>
          </draw:frame>
          <draw:g>
            <draw:path draw:style-name="gr14" draw:text-style-name="P5" draw:layer="layout" svg:width="0.102cm" svg:height="0.103cm" svg:x="7.456cm" svg:y="4.265cm" svg:viewBox="0 0 103 104" svg:d="M44 60c0 14 0 29 0 44 5 0 10 0 15 0 0-15 0-30 0-44 15 0 29 0 44 0 0-5 0-10 0-15-15 0-29 0-44 0 0-15 0-30 0-45-5 0-10 0-15 0 0 15 0 30 0 45-15 0-29 0-44 0 0 5 0 10 0 15 15 0 29 0 44 0z">
              <text:p/>
            </draw:path>
            <draw:path draw:style-name="gr14" draw:text-style-name="P5" draw:layer="layout" svg:width="0.125cm" svg:height="0.145cm" svg:x="7.426cm" svg:y="4.484cm" svg:viewBox="0 0 126 146" svg:d="M0 71c0 13 2 23 5 33 4 9 9 17 16 23 6 6 13 11 22 14s18 5 28 5h55v-146h-49c-11 0-21 1-31 4-9 3-17 7-24 13s-12 13-16 22-6 20-6 32zM20 71c0-9 1-18 4-25s7-13 12-17c5-5 11-8 18-10s15-3 24-3h28v114h-33c-7 0-14-1-21-4-6-2-12-6-17-11s-8-11-11-18-4-16-4-26z">
              <text:p/>
            </draw:path>
            <draw:path draw:style-name="gr14" draw:text-style-name="P5" draw:layer="layout" svg:width="0.137cm" svg:height="0.149cm" svg:x="7.42cm" svg:y="4.724cm" svg:viewBox="0 0 138 150" svg:d="M138 74c0-11-1-21-4-30-3-10-8-17-14-24-6-6-14-11-23-15-9-3-19-5-31-5-9 0-17 1-24 2-7 2-12 4-17 7s-10 7-13 11-6 9-9 14l19 6c2-4 4-7 7-10 2-3 5-5 9-7 3-2 7-4 12-5s10-2 16-2c9 0 17 2 23 4 7 3 12 7 17 12 4 5 7 11 9 18 2 8 3 16 3 24 0 9-1 17-3 24-2 8-6 14-10 19-5 6-10 10-17 13s-14 4-23 4c-6 0-11-1-16-1-5-1-9-3-13-4-4-2-7-4-10-5-3-2-6-4-8-6v-26h44v-17h-62v50c3 4 7 7 11 10 5 3 10 5 15 8 6 2 12 4 18 5 7 1 14 2 21 2 12 0 23-2 32-6 9-3 17-9 23-15 6-7 11-15 14-24 3-10 4-20 4-31z">
              <text:p/>
            </draw:path>
          </draw:g>
          <draw:line draw:style-name="gr15" draw:text-style-name="P2" draw:layer="layout" svg:x1="9.055cm" svg:y1="3.522cm" svg:x2="9.54cm" svg:y2="3.681cm">
            <text:p/>
          </draw:line>
          <draw:line draw:style-name="gr5" draw:text-style-name="P1" draw:layer="layout" svg:x1="9.279cm" svg:y1="1.25cm" svg:x2="9.279cm" svg:y2="2.103cm">
            <text:p/>
          </draw:line>
          <draw:custom-shape draw:style-name="gr10" draw:text-style-name="P1" draw:layer="layout" svg:width="0.05cm" svg:height="0.05cm" svg:x="8.368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624cm" svg:y="0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868cm" svg:y="0.9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123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377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635cm" svg:y="0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878cm" svg:y="0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132cm" svg:y="0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393cm" svg:y="0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649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915cm" svg:y="0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1.166cm" svg:y="0.9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368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621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869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121cm" svg:y="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376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628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871cm" svg:y="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13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388cm" svg:y="2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651cm" svg:y="2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0.914cm" svg:y="2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1.165cm" svg:y="2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617cm" svg:y="3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363cm" svg:y="3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105cm" svg:y="3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849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369cm" svg:y="3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619cm" svg:y="3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355cm" svg:y="3.5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852cm" svg:y="3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107cm" svg:y="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355cm" svg:y="3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123cm" svg:y="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123cm" svg:y="4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35cm" svg:y="4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621cm" svg:y="4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868cm" svg:y="4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627cm" svg:y="4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126cm" svg:y="4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625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377cm" svg:y="4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133cm" svg:y="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62cm" svg:y="4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1cm" svg:y="4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861cm" svg:y="4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859cm" svg:y="5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11cm" svg:y="5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595cm" svg:y="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595cm" svg:y="5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367cm" svg:y="5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596cm" svg:y="5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7.86cm" svg:y="5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8.114cm" svg:y="5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364cm" svg:y="5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9.368cm" svg:y="5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6" draw:text-style-name="P1" draw:layer="layout" svg:width="0.09cm" svg:height="0.1cm" draw:transform="rotate (-3.14159265358979) translate (10.156cm 5.83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0.251cm 5.654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0.061cm 5.65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" draw:layer="layout" svg:width="0.09cm" svg:height="0.1cm" draw:transform="rotate (-3.14159265358979) translate (10.278cm 4.56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0.373cm 4.384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0.183cm 4.38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" draw:layer="layout" svg:width="0.09cm" svg:height="0.1cm" draw:transform="rotate (-3.14159265358979) translate (10.354cm 3.282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0.449cm 3.10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0.259cm 3.105cm)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6" draw:text-style-name="P1" draw:layer="layout" svg:width="0.14cm" svg:height="0.14cm" svg:x="10.614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0.654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122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162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376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416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63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67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0.604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0.644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112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152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366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406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62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66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1.186cm" svg:y1="4.31cm" svg:x2="11.186cm" svg:y2="4.589cm">
            <text:p/>
          </draw:line>
          <draw:g>
            <draw:g>
              <draw:custom-shape draw:style-name="gr16" draw:text-style-name="P1" draw:layer="layout" svg:width="0.14cm" svg:height="0.14cm" svg:x="10.604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0.644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112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152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366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406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62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66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0.604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0.644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112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152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366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406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62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66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0.614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0.654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122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162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376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416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63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67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0.614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0.654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122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162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376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416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1.63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1.67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9.403cm" svg:y1="3.344cm" svg:x2="9.839cm" svg:y2="3.522cm">
            <text:p/>
          </draw:line>
          <draw:line draw:style-name="gr1" draw:text-style-name="P1" draw:layer="layout" svg:x1="9.814cm" svg:y1="5.605cm" svg:x2="9.814cm" svg:y2="3.522cm">
            <text:p/>
          </draw:line>
          <draw:line draw:style-name="gr2" draw:text-style-name="P1" draw:layer="layout" svg:x1="9.789cm" svg:y1="5.605cm" svg:x2="10.017cm" svg:y2="5.605cm">
            <text:p/>
          </draw:line>
          <draw:line draw:style-name="gr1" draw:text-style-name="P1" draw:layer="layout" svg:x1="9.646cm" svg:y1="3.23cm" svg:x2="9.986cm" svg:y2="3.382cm">
            <text:p/>
          </draw:line>
          <draw:line draw:style-name="gr1" draw:text-style-name="P1" draw:layer="layout" svg:x1="9.992cm" svg:y1="4.335cm" svg:x2="9.992cm" svg:y2="3.344cm">
            <text:p/>
          </draw:line>
          <draw:line draw:style-name="gr2" draw:text-style-name="P1" draw:layer="layout" svg:x1="10.144cm" svg:y1="4.335cm" svg:x2="9.966cm" svg:y2="4.335cm">
            <text:p/>
          </draw:line>
          <draw:line draw:style-name="gr2" draw:text-style-name="P1" draw:layer="layout" svg:x1="9.875cm" svg:y1="3.051cm" svg:x2="10.23cm" svg:y2="3.051cm">
            <text:p/>
          </draw:line>
          <draw:line draw:style-name="gr2" draw:text-style-name="P1" draw:layer="layout" svg:x1="10.308cm" svg:y1="3.219cm" svg:x2="10.308cm" svg:y2="3.585cm">
            <text:p/>
          </draw:line>
          <draw:line draw:style-name="gr2" draw:text-style-name="P1" draw:layer="layout" svg:x1="10.269cm" svg:y1="4.811cm" svg:x2="10.639cm" svg:y2="4.811cm">
            <text:p/>
          </draw:line>
          <draw:line draw:style-name="gr2" draw:text-style-name="P1" draw:layer="layout" svg:x1="10.232cm" svg:y1="4.499cm" svg:x2="10.232cm" svg:y2="4.865cm">
            <text:p/>
          </draw:line>
          <draw:line draw:style-name="gr3" draw:text-style-name="P1" draw:layer="layout" svg:x1="10.108cm" svg:y1="5.744cm" svg:x2="10.108cm" svg:y2="6.124cm">
            <text:p/>
          </draw:line>
          <draw:line draw:style-name="gr1" draw:text-style-name="P1" draw:layer="layout" svg:x1="10.834cm" svg:y1="2.659cm" svg:x2="10.834cm" svg:y2="5.612cm">
            <text:p/>
          </draw:line>
          <draw:g>
            <draw:custom-shape draw:style-name="gr16" draw:text-style-name="P1" draw:layer="layout" svg:width="0.14cm" svg:height="0.14cm" svg:x="10.961cm" svg:y="3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1.001cm" svg:y="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" draw:text-style-name="P1" draw:layer="layout" svg:width="0.14cm" svg:height="0.14cm" svg:x="10.952cm" svg:y="5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0.992cm" svg:y="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0.403cm" svg:y1="3.046cm" svg:x2="10.403cm" svg:y2="2.836cm">
            <text:p/>
          </draw:line>
          <draw:line draw:style-name="gr3" draw:text-style-name="P1" draw:layer="layout" svg:x1="10.322cm" svg:y1="4.384cm" svg:x2="10.322cm" svg:y2="4.005cm">
            <text:p/>
          </draw:line>
          <draw:g>
            <draw:custom-shape draw:style-name="gr16" draw:text-style-name="P1" draw:layer="layout" svg:width="0.14cm" svg:height="0.14cm" svg:x="10.258cm" svg:y="3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0.298cm" svg:y="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10.144cm" svg:y="5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0.184cm" svg:y="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7.579cm" svg:y1="6.316cm" svg:x2="11.008cm" svg:y2="6.316cm">
            <text:p/>
          </draw:line>
          <draw:g>
            <draw:custom-shape draw:style-name="gr16" draw:text-style-name="P1" draw:layer="layout" svg:width="0.14cm" svg:height="0.14cm" svg:x="10.952cm" svg:y="2.7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0.992cm" svg:y="2.8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10.339cm" svg:y="2.7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0.379cm" svg:y="2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10.83cm" svg:y1="2.684cm" svg:x2="11.363cm" svg:y2="2.684cm">
            <text:p/>
          </draw:line>
          <draw:line draw:style-name="gr1" draw:text-style-name="P1" draw:layer="layout" svg:x1="8.366cm" svg:y1="0.728cm" svg:x2="11.389cm" svg:y2="0.728cm">
            <text:p/>
          </draw:line>
          <draw:line draw:style-name="gr1" draw:text-style-name="P1" draw:layer="layout" svg:x1="11.363cm" svg:y1="2.709cm" svg:x2="11.363cm" svg:y2="0.703cm">
            <text:p/>
          </draw:line>
          <draw:line draw:style-name="gr1" draw:text-style-name="P1" draw:layer="layout" svg:x1="11.262cm" svg:y1="2.782cm" svg:x2="12.43cm" svg:y2="2.782cm">
            <text:p/>
          </draw:line>
          <draw:line draw:style-name="gr1" draw:text-style-name="P1" draw:layer="layout" svg:x1="11.442cm" svg:y1="3.022cm" svg:x2="11.442cm" svg:y2="2.862cm">
            <text:p/>
          </draw:line>
          <draw:line draw:style-name="gr1" draw:text-style-name="P1" draw:layer="layout" svg:x1="12.151cm" svg:y1="2.887cm" svg:x2="11.416cm" svg:y2="2.887cm">
            <text:p/>
          </draw:line>
          <draw:g>
            <draw:g>
              <draw:custom-shape draw:style-name="gr16" draw:text-style-name="P1" draw:layer="layout" svg:width="0.14cm" svg:height="0.14cm" svg:x="12.394cm" svg:y="2.7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2.7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2.9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3.0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3.2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3.2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2.394cm" svg:y="3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3.5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3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3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3.9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4.0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2.394cm" svg:y="4.23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4.2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4.4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4.5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4.7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4.7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1.414cm" svg:y1="5.021cm" svg:x2="12.456cm" svg:y2="5.326cm">
            <text:p/>
          </draw:line>
          <draw:g>
            <draw:g>
              <draw:custom-shape draw:style-name="gr16" draw:text-style-name="P1" draw:layer="layout" svg:width="0.14cm" svg:height="0.14cm" svg:x="12.394cm" svg:y="4.9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5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5.2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5.3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5.5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5.5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2.394cm" svg:y="5.7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5.7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6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6.0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2.394cm" svg:y="6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2.434cm" svg:y="6.3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draw:transform="rotate (-1.5378096039322) translate (11.77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11.731cm 6.33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draw:transform="rotate (-1.5378096039322) translate (11.505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11.466cm 6.33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draw:transform="rotate (-1.5378096039322) translate (11.25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11.211cm 6.33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2.151cm" svg:y1="2.862cm" svg:x2="12.151cm" svg:y2="3.065cm">
            <text:p/>
          </draw:line>
          <draw:line draw:style-name="gr19" draw:text-style-name="P1" draw:layer="layout" svg:x1="12.633cm" svg:y1="2.76cm" svg:x2="12.633cm" svg:y2="3.04cm">
            <text:p/>
          </draw:line>
          <draw:line draw:style-name="gr19" draw:text-style-name="P1" draw:layer="layout" svg:x1="12.633cm" svg:y1="3.802cm" svg:x2="12.633cm" svg:y2="4.082cm">
            <text:p/>
          </draw:line>
          <draw:line draw:style-name="gr19" draw:text-style-name="P1" draw:layer="layout" svg:x1="12.633cm" svg:y1="4.589cm" svg:x2="12.633cm" svg:y2="4.869cm">
            <text:p/>
          </draw:line>
          <draw:line draw:style-name="gr19" draw:text-style-name="P1" draw:layer="layout" svg:x1="12.633cm" svg:y1="5.325cm" svg:x2="12.633cm" svg:y2="5.605cm">
            <text:p/>
          </draw:line>
          <draw:line draw:style-name="gr19" draw:text-style-name="P1" draw:layer="layout" svg:x1="11.135cm" svg:y1="6.519cm" svg:x2="11.465cm" svg:y2="6.519cm">
            <text:p/>
          </draw:line>
          <draw:line draw:style-name="gr1" draw:text-style-name="P1" draw:layer="layout" svg:x1="11.998cm" svg:y1="3.04cm" svg:x2="11.998cm" svg:y2="3.294cm">
            <text:p/>
          </draw:line>
          <draw:line draw:style-name="gr1" draw:text-style-name="P1" draw:layer="layout" svg:x1="11.414cm" svg:y1="3.802cm" svg:x2="12.43cm" svg:y2="3.802cm">
            <text:p/>
          </draw:line>
          <draw:line draw:style-name="gr1" draw:text-style-name="P1" draw:layer="layout" svg:x1="12.422cm" svg:y1="4.06cm" svg:x2="11.287cm" svg:y2="4.06cm">
            <text:p/>
          </draw:line>
          <draw:line draw:style-name="gr20" draw:text-style-name="P1" draw:layer="layout" svg:x1="12.633cm" svg:y1="4.284cm" svg:x2="12.633cm" svg:y2="4.462cm">
            <text:p/>
          </draw:line>
          <draw:line draw:style-name="gr20" draw:text-style-name="P1" draw:layer="layout" svg:x1="12.633cm" svg:y1="3.344cm" svg:x2="12.633cm" svg:y2="3.116cm">
            <text:p/>
          </draw:line>
          <draw:line draw:style-name="gr20" draw:text-style-name="P1" draw:layer="layout" svg:x1="12.633cm" svg:y1="3.497cm" svg:x2="12.633cm" svg:y2="3.725cm">
            <text:p/>
          </draw:line>
          <draw:line draw:style-name="gr1" draw:text-style-name="P1" draw:layer="layout" svg:x1="11.72cm" svg:y1="4.31cm" svg:x2="12.434cm" svg:y2="4.31cm">
            <text:p/>
          </draw:line>
          <draw:line draw:style-name="gr1" draw:text-style-name="P1" draw:layer="layout" svg:x1="12.151cm" svg:y1="4.462cm" svg:x2="11.414cm" svg:y2="4.462cm">
            <text:p/>
          </draw:line>
          <draw:line draw:style-name="gr1" draw:text-style-name="P1" draw:layer="layout" svg:x1="11.16cm" svg:y1="4.589cm" svg:x2="12.075cm" svg:y2="4.589cm">
            <text:p/>
          </draw:line>
          <draw:line draw:style-name="gr20" draw:text-style-name="P1" draw:layer="layout" svg:x1="12.633cm" svg:y1="5.071cm" svg:x2="12.633cm" svg:y2="5.249cm">
            <text:p/>
          </draw:line>
          <draw:line draw:style-name="gr1" draw:text-style-name="P1" draw:layer="layout" svg:x1="12.024cm" svg:y1="5.732cm" svg:x2="11.414cm" svg:y2="5.732cm">
            <text:p/>
          </draw:line>
          <draw:line draw:style-name="gr1" draw:text-style-name="P1" draw:layer="layout" svg:x1="11.186cm" svg:y1="5.603cm" svg:x2="11.186cm" svg:y2="5.91cm">
            <text:p/>
          </draw:line>
          <draw:line draw:style-name="gr1" draw:text-style-name="P1" draw:layer="layout" svg:x1="11.211cm" svg:y1="5.884cm" svg:x2="11.948cm" svg:y2="5.884cm">
            <text:p/>
          </draw:line>
          <draw:line draw:style-name="gr19" draw:text-style-name="P1" draw:layer="layout" svg:x1="12.633cm" svg:y1="6.088cm" svg:x2="12.633cm" svg:y2="6.368cm">
            <text:p/>
          </draw:line>
          <draw:line draw:style-name="gr20" draw:text-style-name="P1" draw:layer="layout" svg:x1="12.633cm" svg:y1="5.859cm" svg:x2="12.633cm" svg:y2="6.037cm">
            <text:p/>
          </draw:line>
          <draw:custom-shape draw:style-name="gr21" draw:text-style-name="P1" draw:layer="layout" svg:width="0.06cm" svg:height="0.06cm" svg:x="8.358cm" svg:y="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62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865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11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37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625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868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877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88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135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38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64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906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1.16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3cm" svg:y="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3cm" svg:y="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3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62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865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119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373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627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881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135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394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65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0.904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1.155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3cm" svg:y="3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107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849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849cm" svg:y="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617cm" svg:y="3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3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619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3cm" svg:y="3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3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123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123cm" svg:y="4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5cm" svg:y="4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62cm" svg:y="4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119cm" svg:y="4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119cm" svg:y="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367cm" svg:y="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103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855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855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619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604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604cm" svg:y="4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604cm" svg:y="4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103cm" svg:y="4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103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849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588cm" svg:y="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865cm" svg:y="4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595cm" svg:y="5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373cm" svg:y="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364cm" svg:y="5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9.366cm" svg:y="5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596cm" svg:y="5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8.103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7.858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7.77cm" svg:y1="6.088cm" svg:x2="17.77cm" svg:y2="6.367cm">
            <text:p/>
          </draw:line>
          <draw:line draw:style-name="gr1" draw:text-style-name="P1" draw:layer="layout" svg:x1="18.024cm" svg:y1="6.088cm" svg:x2="18.024cm" svg:y2="6.367cm">
            <text:p/>
          </draw:line>
          <draw:line draw:style-name="gr1" draw:text-style-name="P1" draw:layer="layout" svg:x1="18.278cm" svg:y1="6.088cm" svg:x2="18.278cm" svg:y2="6.367cm">
            <text:p/>
          </draw:line>
          <draw:line draw:style-name="gr1" draw:text-style-name="P1" draw:layer="layout" svg:x1="19.04cm" svg:y1="6.342cm" svg:x2="18.506cm" svg:y2="5.884cm">
            <text:p/>
          </draw:line>
          <draw:line draw:style-name="gr1" draw:text-style-name="P1" draw:layer="layout" svg:x1="18.024cm" svg:y1="5.58cm" svg:x2="18.024cm" svg:y2="5.757cm">
            <text:p/>
          </draw:line>
          <draw:line draw:style-name="gr1" draw:text-style-name="P1" draw:layer="layout" svg:x1="19.04cm" svg:y1="6.088cm" svg:x2="18.582cm" svg:y2="5.732cm">
            <text:p/>
          </draw:line>
          <draw:line draw:style-name="gr1" draw:text-style-name="P1" draw:layer="layout" svg:x1="19.04cm" svg:y1="5.834cm" svg:x2="18.633cm" svg:y2="5.58cm">
            <text:p/>
          </draw:line>
          <draw:line draw:style-name="gr1" draw:text-style-name="P1" draw:layer="layout" svg:x1="18.278cm" svg:y1="5.58cm" svg:x2="18.659cm" svg:y2="5.58cm">
            <text:p/>
          </draw:line>
          <draw:line draw:style-name="gr1" draw:text-style-name="P1" draw:layer="layout" svg:x1="19.04cm" svg:y1="5.58cm" svg:x2="17.744cm" svg:y2="5.148cm">
            <text:p/>
          </draw:line>
          <draw:line draw:style-name="gr1" draw:text-style-name="P1" draw:layer="layout" svg:x1="17.77cm" svg:y1="4.818cm" svg:x2="17.77cm" svg:y2="5.173cm">
            <text:p/>
          </draw:line>
          <draw:line draw:style-name="gr1" draw:text-style-name="P1" draw:layer="layout" svg:x1="18.024cm" svg:y1="4.792cm" svg:x2="18.024cm" svg:y2="5.046cm">
            <text:p/>
          </draw:line>
          <draw:line draw:style-name="gr1" draw:text-style-name="P1" draw:layer="layout" svg:x1="18.278cm" svg:y1="4.818cm" svg:x2="19.065cm" svg:y2="5.072cm">
            <text:p/>
          </draw:line>
          <draw:line draw:style-name="gr1" draw:text-style-name="P1" draw:layer="layout" svg:x1="19.04cm" svg:y1="4.818cm" svg:x2="18.633cm" svg:y2="4.585cm">
            <text:p/>
          </draw:line>
          <draw:line draw:style-name="gr1" draw:text-style-name="P1" draw:layer="layout" svg:x1="18.709cm" svg:y1="4.462cm" svg:x2="19.065cm" svg:y2="4.564cm">
            <text:p/>
          </draw:line>
          <draw:line draw:style-name="gr1" draw:text-style-name="P1" draw:layer="layout" svg:x1="18.024cm" svg:y1="4.31cm" svg:x2="18.024cm" svg:y2="4.487cm">
            <text:p/>
          </draw:line>
          <draw:line draw:style-name="gr1" draw:text-style-name="P1" draw:layer="layout" svg:x1="18.557cm" svg:y1="3.294cm" svg:x2="19.04cm" svg:y2="3.294cm">
            <text:p/>
          </draw:line>
          <draw:line draw:style-name="gr1" draw:text-style-name="P1" draw:layer="layout" svg:x1="18.709cm" svg:y1="3.04cm" svg:x2="19.04cm" svg:y2="3.04cm">
            <text:p/>
          </draw:line>
          <draw:line draw:style-name="gr1" draw:text-style-name="P1" draw:layer="layout" svg:x1="18.28cm" svg:y1="3.548cm" svg:x2="18.989cm" svg:y2="3.548cm">
            <text:p/>
          </draw:line>
          <draw:line draw:style-name="gr1" draw:text-style-name="P1" draw:layer="layout" svg:x1="17.897cm" svg:y1="4.06cm" svg:x2="17.772cm" svg:y2="3.613cm">
            <text:p/>
          </draw:line>
          <draw:line draw:style-name="gr1" draw:text-style-name="P1" draw:layer="layout" svg:x1="18.026cm" svg:y1="3.827cm" svg:x2="18.026cm" svg:y2="3.573cm">
            <text:p/>
          </draw:line>
          <draw:line draw:style-name="gr1" draw:text-style-name="P1" draw:layer="layout" svg:x1="18.288cm" svg:y1="3.054cm" svg:x2="18.608cm" svg:y2="3.054cm">
            <text:p/>
          </draw:line>
          <draw:line draw:style-name="gr1" draw:text-style-name="P1" draw:layer="layout" svg:x1="17.772cm" svg:y1="3.054cm" svg:x2="17.871cm" svg:y2="2.76cm">
            <text:p/>
          </draw:line>
          <draw:line draw:style-name="gr2" draw:text-style-name="P1" draw:layer="layout" svg:x1="14.987cm" svg:y1="1.027cm" svg:x2="14.987cm" svg:y2="0.703cm">
            <text:p/>
          </draw:line>
          <draw:line draw:style-name="gr3" draw:text-style-name="P1" draw:layer="layout" svg:x1="14.219cm" svg:y1="4.811cm" svg:x2="14.219cm" svg:y2="6.316cm">
            <text:p/>
          </draw:line>
          <draw:line draw:style-name="gr3" draw:text-style-name="P1" draw:layer="layout" svg:x1="16.795cm" svg:y1="5.654cm" svg:x2="16.795cm" svg:y2="5.326cm">
            <text:p/>
          </draw:line>
          <draw:line draw:style-name="gr1" draw:text-style-name="P1" draw:layer="layout" svg:x1="17.558cm" svg:y1="2.862cm" svg:x2="17.558cm" svg:y2="6.291cm">
            <text:p/>
          </draw:line>
          <draw:line draw:style-name="gr2" draw:text-style-name="P1" draw:layer="layout" svg:x1="17.262cm" svg:y1="5.574cm" svg:x2="17.445cm" svg:y2="5.574cm">
            <text:p/>
          </draw:line>
          <draw:line draw:style-name="gr2" draw:text-style-name="P1" draw:layer="layout" svg:x1="17.235cm" svg:y1="4.308cm" svg:x2="17.439cm" svg:y2="4.308cm">
            <text:p/>
          </draw:line>
          <draw:line draw:style-name="gr2" draw:text-style-name="P1" draw:layer="layout" svg:x1="17.229cm" svg:y1="3.042cm" svg:x2="17.418cm" svg:y2="3.042cm">
            <text:p/>
          </draw:line>
          <draw:line draw:style-name="gr3" draw:text-style-name="P1" draw:layer="layout" svg:x1="17.262cm" svg:y1="6.088cm" svg:x2="16.652cm" svg:y2="6.088cm">
            <text:p/>
          </draw:line>
          <draw:line draw:style-name="gr2" draw:text-style-name="P1" draw:layer="layout" svg:x1="16.865cm" svg:y1="3.542cm" svg:x2="17.235cm" svg:y2="3.542cm">
            <text:p/>
          </draw:line>
          <draw:line draw:style-name="gr1" draw:text-style-name="P1" draw:layer="layout" svg:x1="16.485cm" svg:y1="2.507cm" svg:x2="16.485cm" svg:y2="3.071cm">
            <text:p/>
          </draw:line>
          <draw:line draw:style-name="gr1" draw:text-style-name="P1" draw:layer="layout" svg:x1="16.236cm" svg:y1="2.506cm" svg:x2="16.236cm" svg:y2="3.248cm">
            <text:p/>
          </draw:line>
          <draw:line draw:style-name="gr4" draw:text-style-name="P1" draw:layer="layout" svg:x1="15.987cm" svg:y1="2.495cm" svg:x2="15.987cm" svg:y2="3.364cm">
            <text:p/>
          </draw:line>
          <draw:line draw:style-name="gr5" draw:text-style-name="P1" draw:layer="layout" svg:x1="15.001cm" svg:y1="3.299cm" svg:x2="14.706cm" svg:y2="3.299cm">
            <text:p/>
          </draw:line>
          <draw:line draw:style-name="gr6" draw:text-style-name="P2" draw:layer="layout" svg:x1="15.74cm" svg:y1="2.786cm" svg:x2="15.74cm" svg:y2="2.541cm">
            <text:p/>
          </draw:line>
          <draw:line draw:style-name="gr6" draw:text-style-name="P2" draw:layer="layout" svg:x1="15.232cm" svg:y1="2.258cm" svg:x2="15.232cm" svg:y2="0.993cm">
            <text:p/>
          </draw:line>
          <draw:line draw:style-name="gr6" draw:text-style-name="P1" draw:layer="layout" svg:x1="14.72cm" svg:y1="5.96cm" svg:x2="14.72cm" svg:y2="5.808cm">
            <text:p/>
          </draw:line>
          <draw:line draw:style-name="gr7" draw:text-style-name="P1" draw:layer="layout" svg:x1="14.691cm" svg:y1="5.941cm" svg:x2="16.247cm" svg:y2="5.941cm">
            <text:p/>
          </draw:line>
          <draw:line draw:style-name="gr7" draw:text-style-name="P1" draw:layer="layout" svg:x1="15.976cm" svg:y1="5.801cm" svg:x2="15.189cm" svg:y2="5.801cm">
            <text:p/>
          </draw:line>
          <draw:line draw:style-name="gr7" draw:text-style-name="P1" draw:layer="layout" svg:x1="14.459cm" svg:y1="5.053cm" svg:x2="15.214cm" svg:y2="5.808cm">
            <text:p/>
          </draw:line>
          <draw:line draw:style-name="gr7" draw:text-style-name="P1" draw:layer="layout" svg:x1="14.72cm" svg:y1="5.06cm" svg:x2="15.217cm" svg:y2="5.561cm">
            <text:p/>
          </draw:line>
          <draw:line draw:style-name="gr6" draw:text-style-name="P1" draw:layer="layout" svg:x1="14.469cm" svg:y1="5.818cm" svg:x2="14.727cm" svg:y2="5.818cm">
            <text:p/>
          </draw:line>
          <draw:line draw:style-name="gr6" draw:text-style-name="P1" draw:layer="layout" svg:x1="15.718cm" svg:y1="1.001cm" svg:x2="15.873cm" svg:y2="1.286cm">
            <text:p/>
          </draw:line>
          <draw:line draw:style-name="gr6" draw:text-style-name="P1" draw:layer="layout" svg:x1="15.349cm" svg:y1="3.487cm" svg:x2="15.223cm" svg:y2="3.316cm">
            <text:p/>
          </draw:line>
          <draw:line draw:style-name="gr7" draw:text-style-name="P1" draw:layer="layout" svg:x1="15.982cm" svg:y1="5.801cm" svg:x2="16.145cm" svg:y2="5.801cm">
            <text:p/>
          </draw:line>
          <draw:line draw:style-name="gr6" draw:text-style-name="P1" draw:layer="layout" svg:x1="15.731cm" svg:y1="2.52cm" svg:x2="15.731cm" svg:y2="2.231cm">
            <text:p/>
          </draw:line>
          <draw:line draw:style-name="gr6" draw:text-style-name="P1" draw:layer="layout" svg:x1="15.209cm" svg:y1="5.55cm" svg:x2="15.989cm" svg:y2="5.55cm">
            <text:p/>
          </draw:line>
          <draw:line draw:style-name="gr6" draw:text-style-name="P1" draw:layer="layout" svg:x1="15.726cm" svg:y1="3.787cm" svg:x2="16.022cm" svg:y2="3.862cm">
            <text:p/>
          </draw:line>
          <draw:line draw:style-name="gr7" draw:text-style-name="P1" draw:layer="layout" svg:x1="15.209cm" svg:y1="5.046cm" svg:x2="15.294cm" svg:y2="4.658cm">
            <text:p/>
          </draw:line>
          <draw:line draw:style-name="gr6" draw:text-style-name="P1" draw:layer="layout" svg:x1="15.985cm" svg:y1="3.806cm" svg:x2="15.985cm" svg:y2="5.319cm">
            <text:p/>
          </draw:line>
          <draw:line draw:style-name="gr6" draw:text-style-name="P1" draw:layer="layout" svg:x1="14.977cm" svg:y1="5.06cm" svg:x2="15.209cm" svg:y2="5.06cm">
            <text:p/>
          </draw:line>
          <draw:line draw:style-name="gr6" draw:text-style-name="P1" draw:layer="layout" svg:x1="14.23cm" svg:y1="4.796cm" svg:x2="14.383cm" svg:y2="4.931cm">
            <text:p/>
          </draw:line>
          <draw:line draw:style-name="gr7" draw:text-style-name="P1" draw:layer="layout" svg:x1="14.701cm" svg:y1="4.817cm" svg:x2="14.98cm" svg:y2="4.817cm">
            <text:p/>
          </draw:line>
          <draw:line draw:style-name="gr6" draw:text-style-name="P1" draw:layer="layout" svg:x1="15.209cm" svg:y1="5.303cm" svg:x2="15.495cm" svg:y2="5.303cm">
            <text:p/>
          </draw:line>
          <draw:line draw:style-name="gr6" draw:text-style-name="P1" draw:layer="layout" svg:x1="15.472cm" svg:y1="4.817cm" svg:x2="15.47cm" svg:y2="5.354cm">
            <text:p/>
          </draw:line>
          <draw:line draw:style-name="gr6" draw:text-style-name="P1" draw:layer="layout" svg:x1="14.239cm" svg:y1="4.294cm" svg:x2="14.483cm" svg:y2="4.294cm">
            <text:p/>
          </draw:line>
          <draw:line draw:style-name="gr6" draw:text-style-name="P1" draw:layer="layout" svg:x1="14.183cm" svg:y1="3.785cm" svg:x2="14.473cm" svg:y2="3.785cm">
            <text:p/>
          </draw:line>
          <draw:line draw:style-name="gr6" draw:text-style-name="P1" draw:layer="layout" svg:x1="14.23cm" svg:y1="4.552cm" svg:x2="14.71cm" svg:y2="4.811cm">
            <text:p/>
          </draw:line>
          <draw:line draw:style-name="gr7" draw:text-style-name="P1" draw:layer="layout" svg:x1="15.742cm" svg:y1="4.542cm" svg:x2="15.231cm" svg:y2="4.542cm">
            <text:p/>
          </draw:line>
          <draw:line draw:style-name="gr7" draw:text-style-name="P1" draw:layer="layout" svg:x1="14.215cm" svg:y1="0.984cm" svg:x2="14.203cm" svg:y2="4.27cm">
            <text:p/>
          </draw:line>
          <draw:line draw:style-name="gr6" draw:text-style-name="P1" draw:layer="layout" svg:x1="14.981cm" svg:y1="1cm" svg:x2="14.193cm" svg:y2="1cm">
            <text:p/>
          </draw:line>
          <draw:line draw:style-name="gr6" draw:text-style-name="P1" draw:layer="layout" svg:x1="15.735cm" svg:y1="4.298cm" svg:x2="15.735cm" svg:y2="4.545cm">
            <text:p/>
          </draw:line>
          <draw:line draw:style-name="gr6" draw:text-style-name="P1" draw:layer="layout" svg:x1="15.228cm" svg:y1="4.043cm" svg:x2="15.228cm" svg:y2="4.298cm">
            <text:p/>
          </draw:line>
          <draw:line draw:style-name="gr6" draw:text-style-name="P1" draw:layer="layout" svg:x1="14.483cm" svg:y1="4.294cm" svg:x2="15.008cm" svg:y2="4.55cm">
            <text:p/>
          </draw:line>
          <draw:line draw:style-name="gr6" draw:text-style-name="P1" draw:layer="layout" svg:x1="14.465cm" svg:y1="3.796cm" svg:x2="14.465cm" svg:y2="4.307cm">
            <text:p/>
          </draw:line>
          <draw:line draw:style-name="gr8" draw:text-style-name="P1" draw:layer="layout" svg:x1="14.709cm" svg:y1="3.031cm" svg:x2="14.449cm" svg:y2="3.031cm">
            <text:p/>
          </draw:line>
          <draw:line draw:style-name="gr8" draw:text-style-name="P1" draw:layer="layout" svg:x1="15.232cm" svg:y1="2.521cm" svg:x2="15.232cm" svg:y2="3.076cm">
            <text:p/>
          </draw:line>
          <draw:line draw:style-name="gr8" draw:text-style-name="P1" draw:layer="layout" svg:x1="14.977cm" svg:y1="2.522cm" svg:x2="14.977cm" svg:y2="3.071cm">
            <text:p/>
          </draw:line>
          <draw:line draw:style-name="gr8" draw:text-style-name="P1" draw:layer="layout" svg:x1="14.291cm" svg:y1="3.547cm" svg:x2="14.959cm" svg:y2="3.547cm">
            <text:p/>
          </draw:line>
          <draw:line draw:style-name="gr8" draw:text-style-name="P1" draw:layer="layout" svg:x1="14.943cm" svg:y1="3.547cm" svg:x2="15.726cm" svg:y2="3.796cm">
            <text:p/>
          </draw:line>
          <draw:line draw:style-name="gr5" draw:text-style-name="P1" draw:layer="layout" svg:x1="14.701cm" svg:y1="3.783cm" svg:x2="14.982cm" svg:y2="3.783cm">
            <text:p/>
          </draw:line>
          <draw:line draw:style-name="gr5" draw:text-style-name="P1" draw:layer="layout" svg:x1="14.702cm" svg:y1="3.033cm" svg:x2="14.702cm" svg:y2="3.363cm">
            <text:p/>
          </draw:line>
          <draw:line draw:style-name="gr5" draw:text-style-name="P1" draw:layer="layout" svg:x1="15.749cm" svg:y1="4.059cm" svg:x2="14.961cm" svg:y2="4.059cm">
            <text:p/>
          </draw:line>
          <draw:g>
            <draw:g>
              <draw:custom-shape draw:style-name="gr9" draw:text-style-name="P1" draw:layer="layout" svg:width="0.14cm" svg:height="0.14cm" draw:transform="rotate (1.5707963267949) translate (14.162cm 4.3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211cm 4.3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162cm 4.62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211cm 4.5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162cm 4.87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211cm 4.8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9" draw:text-style-name="P1" draw:layer="layout" svg:width="0.14cm" svg:height="0.14cm" svg:x="14.909cm" svg:y="2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4.957cm" svg:y="3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14.909cm" svg:y="3.2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4.957cm" svg:y="3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15.16cm" svg:y="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5.208cm" svg:y="3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15.16cm" svg:y="3.2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5.208cm" svg:y="3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9" draw:text-style-name="P1" draw:layer="layout" svg:width="0.14cm" svg:height="0.14cm" draw:transform="rotate (1.5707963267949) translate (14.894cm 3.6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943cm 3.56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894cm 3.8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943cm 3.8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894cm 4.1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943cm 4.06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15.138cm 5.11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5.187cm 5.06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5.138cm 5.3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5.187cm 5.3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5.138cm 5.6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5.187cm 5.56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3" draw:layer="layout" svg:width="0.14cm" svg:height="0.14cm" draw:transform="rotate (1.5707963267949) translate (15.662cm 3.8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15.711cm 3.818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15.662cm 4.126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15.711cm 4.0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15.662cm 4.373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15.711cm 4.32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3" draw:layer="layout" svg:width="0.14cm" svg:height="0.14cm" draw:transform="rotate (1.5707963267949) translate (15.906cm 5.37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15.955cm 5.31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15.906cm 5.62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15.955cm 5.57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3" draw:layer="layout" svg:width="0.14cm" svg:height="0.14cm" draw:transform="rotate (1.5707963267949) translate (15.906cm 5.874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3" draw:layer="layout" svg:width="0.04cm" svg:height="0.04cm" draw:transform="rotate (1.5707963267949) translate (15.955cm 5.82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g>
                  <draw:custom-shape draw:style-name="gr9" draw:text-style-name="P1" draw:layer="layout" svg:width="0.14cm" svg:height="0.14cm" svg:x="14.908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4.956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164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212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405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453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661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709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40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45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662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71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91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96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172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22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413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461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669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717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414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462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67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718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929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977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7.185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7.233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93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978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7.186cm" svg:y="0.93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7.234cm" svg:y="0.987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9" draw:text-style-name="P1" draw:layer="layout" svg:width="0.14cm" svg:height="0.14cm" svg:x="17.453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7.501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17.705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7.753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g>
                  <draw:custom-shape draw:style-name="gr9" draw:text-style-name="P1" draw:layer="layout" svg:width="0.14cm" svg:height="0.14cm" svg:x="14.908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4.956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164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212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405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453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661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709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40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45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662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71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5.91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5.96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172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22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413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461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669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717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414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462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67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718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929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977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7.185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7.233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6.93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6.978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9" draw:text-style-name="P1" draw:layer="layout" svg:width="0.14cm" svg:height="0.14cm" svg:x="17.186cm" svg:y="2.45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10" draw:text-style-name="P1" draw:layer="layout" svg:width="0.04cm" svg:height="0.04cm" svg:x="17.234cm" svg:y="2.501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g>
                <draw:custom-shape draw:style-name="gr9" draw:text-style-name="P1" draw:layer="layout" svg:width="0.14cm" svg:height="0.14cm" svg:x="17.453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7.501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17.705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7.753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g>
            <draw:g>
              <draw:custom-shape draw:style-name="gr9" draw:text-style-name="P1" draw:layer="layout" svg:width="0.14cm" svg:height="0.14cm" draw:transform="rotate (1.5707963267949) translate (14.645cm 3.85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694cm 3.8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645cm 3.0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694cm 3.0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14.39cm 3.86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439cm 3.8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39cm 3.10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439cm 3.05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14.411cm" svg:y="4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4.459cm" svg:y="4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15.169cm" svg:y="4.22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5.217cm" svg:y="4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14.915cm" svg:y="4.4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4.963cm" svg:y="4.5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15.673cm" svg:y="4.47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5.721cm" svg:y="4.5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svg:x="14.64cm" svg:y="4.7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4.688cm" svg:y="4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15.398cm" svg:y="4.7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15.446cm" svg:y="4.79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7" draw:text-style-name="P1" draw:layer="layout" svg:x1="14.962cm" svg:y1="4.831cm" svg:x2="15.252cm" svg:y2="4.531cm">
            <text:p/>
          </draw:line>
          <draw:line draw:style-name="gr7" draw:text-style-name="P1" draw:layer="layout" svg:x1="15.269cm" svg:y1="4.647cm" svg:x2="16cm" svg:y2="4.76cm">
            <text:p/>
          </draw:line>
          <draw:line draw:style-name="gr7" draw:text-style-name="P1" draw:layer="layout" svg:x1="14.31cm" svg:y1="3.575cm" svg:x2="14.324cm" svg:y2="2.252cm">
            <text:p/>
          </draw:line>
          <draw:line draw:style-name="gr6" draw:text-style-name="P1" draw:layer="layout" svg:x1="14.299cm" svg:y1="2.252cm" svg:x2="15.774cm" svg:y2="2.258cm">
            <text:p/>
          </draw:line>
          <draw:line draw:style-name="gr7" draw:text-style-name="P1" draw:layer="layout" svg:x1="16.124cm" svg:y1="5.822cm" svg:x2="16.124cm" svg:y2="3.659cm">
            <text:p/>
          </draw:line>
          <draw:line draw:style-name="gr11" draw:text-style-name="P1" draw:layer="layout" svg:x1="15.863cm" svg:y1="3.443cm" svg:x2="15.863cm" svg:y2="1.25cm">
            <text:p/>
          </draw:line>
          <draw:line draw:style-name="gr7" draw:text-style-name="P1" draw:layer="layout" svg:x1="15.859cm" svg:y1="3.425cm" svg:x2="16.26cm" svg:y2="3.589cm">
            <text:p/>
          </draw:line>
          <draw:line draw:style-name="gr6" draw:text-style-name="P1" draw:layer="layout" svg:x1="15.316cm" svg:y1="3.472cm" svg:x2="15.665cm" svg:y2="3.536cm">
            <text:p/>
          </draw:line>
          <draw:g>
            <draw:g>
              <draw:custom-shape draw:style-name="gr9" draw:text-style-name="P1" draw:layer="layout" svg:width="0.14cm" svg:height="0.14cm" draw:transform="rotate (1.5707963267949) translate (14.398cm 5.8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447cm 5.8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398cm 5.1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447cm 5.0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9" draw:text-style-name="P1" draw:layer="layout" svg:width="0.14cm" svg:height="0.14cm" draw:transform="rotate (1.5707963267949) translate (14.653cm 5.8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702cm 5.84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draw:transform="rotate (1.5707963267949) translate (14.653cm 5.1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draw:transform="rotate (1.5707963267949) translate (14.702cm 5.08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7" draw:text-style-name="P1" draw:layer="layout" svg:x1="16.237cm" svg:y1="5.942cm" svg:x2="16.243cm" svg:y2="3.562cm">
            <text:p/>
          </draw:line>
          <draw:line draw:style-name="gr11" draw:text-style-name="P1" draw:layer="layout" svg:x1="14.373cm" svg:y1="4.931cm" svg:x2="15.069cm" svg:y2="4.947cm">
            <text:p/>
          </draw:line>
          <draw:line draw:style-name="gr6" draw:text-style-name="P1" draw:layer="layout" svg:x1="15.021cm" svg:y1="5.111cm" svg:x2="15.02cm" svg:y2="4.931cm">
            <text:p/>
          </draw:line>
          <draw:line draw:style-name="gr12" draw:text-style-name="P1" draw:layer="layout" svg:x1="14.668cm" svg:y1="5.947cm" svg:x2="16.261cm" svg:y2="5.941cm">
            <text:p/>
          </draw:line>
          <draw:frame draw:style-name="gr13" draw:text-style-name="P4" draw:layer="layout" svg:width="0.552cm" svg:height="1.237cm" svg:x="14.219cm" svg:y="4.1cm">
            <draw:text-box>
              <text:p/>
            </draw:text-box>
          </draw:frame>
          <draw:g>
            <draw:path draw:style-name="gr14" draw:text-style-name="P5" draw:layer="layout" svg:width="0.102cm" svg:height="0.103cm" svg:x="14.04cm" svg:y="4.265cm" svg:viewBox="0 0 103 104" svg:d="M44 60c0 14 0 29 0 44 5 0 10 0 15 0 0-15 0-30 0-44 15 0 29 0 44 0 0-5 0-10 0-15-15 0-29 0-44 0 0-15 0-30 0-45-5 0-10 0-15 0 0 15 0 30 0 45-15 0-29 0-44 0 0 5 0 10 0 15 15 0 29 0 44 0z">
              <text:p/>
            </draw:path>
            <draw:path draw:style-name="gr14" draw:text-style-name="P5" draw:layer="layout" svg:width="0.125cm" svg:height="0.145cm" svg:x="14.01cm" svg:y="4.484cm" svg:viewBox="0 0 126 146" svg:d="M0 71c0 13 2 23 5 33 4 9 9 17 16 23 6 6 13 11 22 14s18 5 28 5h55v-146h-49c-11 0-21 1-31 4-9 3-17 7-24 13s-12 13-16 22-6 20-6 32zM20 71c0-9 1-18 4-25s7-13 12-17c5-5 11-8 18-10s15-3 24-3h28v114h-33c-7 0-14-1-21-4-6-2-12-6-17-11s-8-11-11-18-4-16-4-26z">
              <text:p/>
            </draw:path>
            <draw:path draw:style-name="gr14" draw:text-style-name="P5" draw:layer="layout" svg:width="0.137cm" svg:height="0.149cm" svg:x="14.004cm" svg:y="4.724cm" svg:viewBox="0 0 138 150" svg:d="M138 74c0-11-1-21-4-30-3-10-8-17-14-24-6-6-14-11-23-15-9-3-19-5-31-5-9 0-17 1-24 2-7 2-12 4-17 7s-10 7-13 11-6 9-9 14l19 6c2-4 4-7 7-10 2-3 5-5 9-7 3-2 7-4 12-5s10-2 16-2c9 0 17 2 23 4 7 3 12 7 17 12 4 5 7 11 9 18 2 8 3 16 3 24 0 9-1 17-3 24-2 8-6 14-10 19-5 6-10 10-17 13s-14 4-23 4c-6 0-11-1-16-1-5-1-9-3-13-4-4-2-7-4-10-5-3-2-6-4-8-6v-26h44v-17h-62v50c3 4 7 7 11 10 5 3 10 5 15 8 6 2 12 4 18 5 7 1 14 2 21 2 12 0 23-2 32-6 9-3 17-9 23-15 6-7 11-15 14-24 3-10 4-20 4-31z">
              <text:p/>
            </draw:path>
          </draw:g>
          <draw:line draw:style-name="gr15" draw:text-style-name="P2" draw:layer="layout" svg:x1="15.639cm" svg:y1="3.522cm" svg:x2="16.124cm" svg:y2="3.681cm">
            <text:p/>
          </draw:line>
          <draw:line draw:style-name="gr5" draw:text-style-name="P1" draw:layer="layout" svg:x1="15.863cm" svg:y1="1.25cm" svg:x2="15.863cm" svg:y2="2.103cm">
            <text:p/>
          </draw:line>
          <draw:custom-shape draw:style-name="gr10" draw:text-style-name="P1" draw:layer="layout" svg:width="0.05cm" svg:height="0.05cm" svg:x="14.952cm" svg:y="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208cm" svg:y="0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452cm" svg:y="0.9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707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961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219cm" svg:y="0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462cm" svg:y="0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716cm" svg:y="0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977cm" svg:y="0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7.233cm" svg:y="0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7.499cm" svg:y="0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7.75cm" svg:y="0.9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952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205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453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705cm" svg:y="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96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212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455cm" svg:y="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714cm" svg:y="2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6.972cm" svg:y="2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7.235cm" svg:y="2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7.498cm" svg:y="2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7.749cm" svg:y="2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201cm" svg:y="3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947cm" svg:y="3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689cm" svg:y="3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43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953cm" svg:y="3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203cm" svg:y="3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939cm" svg:y="3.5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436cm" svg:y="3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691cm" svg:y="3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939cm" svg:y="3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707cm" svg:y="3.7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707cm" svg:y="4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934cm" svg:y="4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205cm" svg:y="4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452cm" svg:y="4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211cm" svg:y="4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71cm" svg:y="4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209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961cm" svg:y="4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717cm" svg:y="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204cm" svg:y="4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684cm" svg:y="4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445cm" svg:y="4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443cm" svg:y="5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694cm" svg:y="5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179cm" svg:y="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179cm" svg:y="5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951cm" svg:y="5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18cm" svg:y="5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444cm" svg:y="5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4.698cm" svg:y="5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948cm" svg:y="5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5cm" svg:height="0.05cm" svg:x="15.952cm" svg:y="5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6" draw:text-style-name="P1" draw:layer="layout" svg:width="0.09cm" svg:height="0.1cm" draw:transform="rotate (-3.14159265358979) translate (16.74cm 5.83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6.835cm 5.654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6.645cm 5.65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" draw:layer="layout" svg:width="0.09cm" svg:height="0.1cm" draw:transform="rotate (-3.14159265358979) translate (16.862cm 4.56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6.957cm 4.384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6.767cm 4.38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" draw:layer="layout" svg:width="0.09cm" svg:height="0.1cm" draw:transform="rotate (-3.14159265358979) translate (16.938cm 3.282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7.033cm 3.103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09cm" svg:height="0.1cm" draw:transform="rotate (-3.14159265358979) translate (16.843cm 3.105cm)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6" draw:text-style-name="P1" draw:layer="layout" svg:width="0.14cm" svg:height="0.14cm" svg:x="17.198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238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706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746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96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214cm" svg:y="2.9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.254cm" svg:y="3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188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228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696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736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95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99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204cm" svg:y="3.4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.244cm" svg:y="3.5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7.77cm" svg:y1="4.31cm" svg:x2="17.77cm" svg:y2="4.589cm">
            <text:p/>
          </draw:line>
          <draw:g>
            <draw:g>
              <draw:custom-shape draw:style-name="gr16" draw:text-style-name="P1" draw:layer="layout" svg:width="0.14cm" svg:height="0.14cm" svg:x="17.188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228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696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736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95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99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204cm" svg:y="4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.244cm" svg:y="4.2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188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228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696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736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95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99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204cm" svg:y="4.7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.244cm" svg:y="4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7.198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238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706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746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96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214cm" svg:y="5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.254cm" svg:y="5.54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198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238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706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7.746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7.96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214cm" svg:y="6.0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8.254cm" svg:y="6.0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5.987cm" svg:y1="3.344cm" svg:x2="16.423cm" svg:y2="3.522cm">
            <text:p/>
          </draw:line>
          <draw:line draw:style-name="gr1" draw:text-style-name="P1" draw:layer="layout" svg:x1="16.398cm" svg:y1="5.605cm" svg:x2="16.398cm" svg:y2="3.522cm">
            <text:p/>
          </draw:line>
          <draw:line draw:style-name="gr2" draw:text-style-name="P1" draw:layer="layout" svg:x1="16.373cm" svg:y1="5.605cm" svg:x2="16.601cm" svg:y2="5.605cm">
            <text:p/>
          </draw:line>
          <draw:line draw:style-name="gr1" draw:text-style-name="P1" draw:layer="layout" svg:x1="16.23cm" svg:y1="3.23cm" svg:x2="16.57cm" svg:y2="3.382cm">
            <text:p/>
          </draw:line>
          <draw:line draw:style-name="gr1" draw:text-style-name="P1" draw:layer="layout" svg:x1="16.576cm" svg:y1="4.335cm" svg:x2="16.576cm" svg:y2="3.344cm">
            <text:p/>
          </draw:line>
          <draw:line draw:style-name="gr2" draw:text-style-name="P1" draw:layer="layout" svg:x1="16.728cm" svg:y1="4.335cm" svg:x2="16.55cm" svg:y2="4.335cm">
            <text:p/>
          </draw:line>
          <draw:line draw:style-name="gr2" draw:text-style-name="P1" draw:layer="layout" svg:x1="16.459cm" svg:y1="3.051cm" svg:x2="16.814cm" svg:y2="3.051cm">
            <text:p/>
          </draw:line>
          <draw:line draw:style-name="gr2" draw:text-style-name="P1" draw:layer="layout" svg:x1="16.892cm" svg:y1="3.219cm" svg:x2="16.892cm" svg:y2="3.585cm">
            <text:p/>
          </draw:line>
          <draw:line draw:style-name="gr2" draw:text-style-name="P1" draw:layer="layout" svg:x1="16.853cm" svg:y1="4.811cm" svg:x2="17.223cm" svg:y2="4.811cm">
            <text:p/>
          </draw:line>
          <draw:line draw:style-name="gr2" draw:text-style-name="P1" draw:layer="layout" svg:x1="16.816cm" svg:y1="4.499cm" svg:x2="16.816cm" svg:y2="4.865cm">
            <text:p/>
          </draw:line>
          <draw:line draw:style-name="gr3" draw:text-style-name="P1" draw:layer="layout" svg:x1="16.692cm" svg:y1="5.744cm" svg:x2="16.692cm" svg:y2="6.124cm">
            <text:p/>
          </draw:line>
          <draw:line draw:style-name="gr1" draw:text-style-name="P1" draw:layer="layout" svg:x1="17.418cm" svg:y1="2.659cm" svg:x2="17.418cm" svg:y2="5.612cm">
            <text:p/>
          </draw:line>
          <draw:g>
            <draw:custom-shape draw:style-name="gr16" draw:text-style-name="P1" draw:layer="layout" svg:width="0.14cm" svg:height="0.14cm" svg:x="17.545cm" svg:y="3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7.585cm" svg:y="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8" draw:text-style-name="P1" draw:layer="layout" svg:width="0.14cm" svg:height="0.14cm" svg:x="17.536cm" svg:y="5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7.576cm" svg:y="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6.987cm" svg:y1="3.046cm" svg:x2="16.987cm" svg:y2="2.836cm">
            <text:p/>
          </draw:line>
          <draw:line draw:style-name="gr3" draw:text-style-name="P1" draw:layer="layout" svg:x1="16.906cm" svg:y1="4.384cm" svg:x2="16.906cm" svg:y2="4.005cm">
            <text:p/>
          </draw:line>
          <draw:g>
            <draw:custom-shape draw:style-name="gr16" draw:text-style-name="P1" draw:layer="layout" svg:width="0.14cm" svg:height="0.14cm" svg:x="16.842cm" svg:y="3.9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6.882cm" svg:y="4.0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16.728cm" svg:y="5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6.768cm" svg:y="5.3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4.163cm" svg:y1="6.316cm" svg:x2="17.592cm" svg:y2="6.316cm">
            <text:p/>
          </draw:line>
          <draw:g>
            <draw:custom-shape draw:style-name="gr16" draw:text-style-name="P1" draw:layer="layout" svg:width="0.14cm" svg:height="0.14cm" svg:x="17.536cm" svg:y="2.7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7.576cm" svg:y="2.8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16.923cm" svg:y="2.7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16.963cm" svg:y="2.8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17.414cm" svg:y1="2.684cm" svg:x2="17.947cm" svg:y2="2.684cm">
            <text:p/>
          </draw:line>
          <draw:line draw:style-name="gr1" draw:text-style-name="P1" draw:layer="layout" svg:x1="14.95cm" svg:y1="0.728cm" svg:x2="17.973cm" svg:y2="0.728cm">
            <text:p/>
          </draw:line>
          <draw:line draw:style-name="gr1" draw:text-style-name="P1" draw:layer="layout" svg:x1="17.947cm" svg:y1="2.709cm" svg:x2="17.947cm" svg:y2="0.703cm">
            <text:p/>
          </draw:line>
          <draw:line draw:style-name="gr1" draw:text-style-name="P1" draw:layer="layout" svg:x1="17.846cm" svg:y1="2.782cm" svg:x2="19.014cm" svg:y2="2.782cm">
            <text:p/>
          </draw:line>
          <draw:line draw:style-name="gr1" draw:text-style-name="P1" draw:layer="layout" svg:x1="18.026cm" svg:y1="3.022cm" svg:x2="18.026cm" svg:y2="2.862cm">
            <text:p/>
          </draw:line>
          <draw:line draw:style-name="gr1" draw:text-style-name="P1" draw:layer="layout" svg:x1="18.735cm" svg:y1="2.887cm" svg:x2="18cm" svg:y2="2.887cm">
            <text:p/>
          </draw:line>
          <draw:g>
            <draw:g>
              <draw:custom-shape draw:style-name="gr16" draw:text-style-name="P1" draw:layer="layout" svg:width="0.14cm" svg:height="0.14cm" svg:x="18.978cm" svg:y="2.7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2.7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2.9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3.01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3.2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3.2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8.978cm" svg:y="3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3.51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3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3.7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3.99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4.0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8.978cm" svg:y="4.23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4.2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4.49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4.53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4.7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4.7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7.998cm" svg:y1="5.021cm" svg:x2="19.04cm" svg:y2="5.326cm">
            <text:p/>
          </draw:line>
          <draw:g>
            <draw:g>
              <draw:custom-shape draw:style-name="gr16" draw:text-style-name="P1" draw:layer="layout" svg:width="0.14cm" svg:height="0.14cm" svg:x="18.978cm" svg:y="4.99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5.0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5.2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5.3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5.5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5.5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svg:x="18.978cm" svg:y="5.7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5.79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6.0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6.06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svg:x="18.978cm" svg:y="6.27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svg:x="19.018cm" svg:y="6.3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16" draw:text-style-name="P1" draw:layer="layout" svg:width="0.14cm" svg:height="0.14cm" draw:transform="rotate (-1.5378096039322) translate (18.354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18.315cm 6.33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draw:transform="rotate (-1.5378096039322) translate (18.089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18.05cm 6.33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" draw:text-style-name="P1" draw:layer="layout" svg:width="0.14cm" svg:height="0.14cm" draw:transform="rotate (-1.5378096039322) translate (17.834cm 6.29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" draw:layer="layout" svg:width="0.06cm" svg:height="0.06cm" draw:transform="rotate (-1.5378096039322) translate (17.795cm 6.33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1" draw:text-style-name="P1" draw:layer="layout" svg:x1="18.735cm" svg:y1="2.862cm" svg:x2="18.735cm" svg:y2="3.065cm">
            <text:p/>
          </draw:line>
          <draw:line draw:style-name="gr19" draw:text-style-name="P1" draw:layer="layout" svg:x1="19.217cm" svg:y1="2.76cm" svg:x2="19.217cm" svg:y2="3.04cm">
            <text:p/>
          </draw:line>
          <draw:line draw:style-name="gr19" draw:text-style-name="P1" draw:layer="layout" svg:x1="19.217cm" svg:y1="3.802cm" svg:x2="19.217cm" svg:y2="4.082cm">
            <text:p/>
          </draw:line>
          <draw:line draw:style-name="gr19" draw:text-style-name="P1" draw:layer="layout" svg:x1="19.217cm" svg:y1="4.589cm" svg:x2="19.217cm" svg:y2="4.869cm">
            <text:p/>
          </draw:line>
          <draw:line draw:style-name="gr19" draw:text-style-name="P1" draw:layer="layout" svg:x1="19.217cm" svg:y1="5.325cm" svg:x2="19.217cm" svg:y2="5.605cm">
            <text:p/>
          </draw:line>
          <draw:line draw:style-name="gr19" draw:text-style-name="P1" draw:layer="layout" svg:x1="17.719cm" svg:y1="6.519cm" svg:x2="18.049cm" svg:y2="6.519cm">
            <text:p/>
          </draw:line>
          <draw:line draw:style-name="gr1" draw:text-style-name="P1" draw:layer="layout" svg:x1="18.582cm" svg:y1="3.04cm" svg:x2="18.582cm" svg:y2="3.294cm">
            <text:p/>
          </draw:line>
          <draw:line draw:style-name="gr1" draw:text-style-name="P1" draw:layer="layout" svg:x1="17.998cm" svg:y1="3.802cm" svg:x2="19.014cm" svg:y2="3.802cm">
            <text:p/>
          </draw:line>
          <draw:line draw:style-name="gr1" draw:text-style-name="P1" draw:layer="layout" svg:x1="19.006cm" svg:y1="4.06cm" svg:x2="17.871cm" svg:y2="4.06cm">
            <text:p/>
          </draw:line>
          <draw:line draw:style-name="gr20" draw:text-style-name="P1" draw:layer="layout" svg:x1="19.217cm" svg:y1="4.284cm" svg:x2="19.217cm" svg:y2="4.462cm">
            <text:p/>
          </draw:line>
          <draw:line draw:style-name="gr20" draw:text-style-name="P1" draw:layer="layout" svg:x1="19.217cm" svg:y1="3.344cm" svg:x2="19.217cm" svg:y2="3.116cm">
            <text:p/>
          </draw:line>
          <draw:line draw:style-name="gr20" draw:text-style-name="P1" draw:layer="layout" svg:x1="19.217cm" svg:y1="3.497cm" svg:x2="19.217cm" svg:y2="3.725cm">
            <text:p/>
          </draw:line>
          <draw:line draw:style-name="gr1" draw:text-style-name="P1" draw:layer="layout" svg:x1="18.304cm" svg:y1="4.31cm" svg:x2="19.018cm" svg:y2="4.31cm">
            <text:p/>
          </draw:line>
          <draw:line draw:style-name="gr1" draw:text-style-name="P1" draw:layer="layout" svg:x1="18.735cm" svg:y1="4.462cm" svg:x2="17.998cm" svg:y2="4.462cm">
            <text:p/>
          </draw:line>
          <draw:line draw:style-name="gr1" draw:text-style-name="P1" draw:layer="layout" svg:x1="17.744cm" svg:y1="4.589cm" svg:x2="18.659cm" svg:y2="4.589cm">
            <text:p/>
          </draw:line>
          <draw:line draw:style-name="gr20" draw:text-style-name="P1" draw:layer="layout" svg:x1="19.217cm" svg:y1="5.071cm" svg:x2="19.217cm" svg:y2="5.249cm">
            <text:p/>
          </draw:line>
          <draw:line draw:style-name="gr1" draw:text-style-name="P1" draw:layer="layout" svg:x1="18.608cm" svg:y1="5.732cm" svg:x2="17.998cm" svg:y2="5.732cm">
            <text:p/>
          </draw:line>
          <draw:line draw:style-name="gr1" draw:text-style-name="P1" draw:layer="layout" svg:x1="17.77cm" svg:y1="5.603cm" svg:x2="17.77cm" svg:y2="5.91cm">
            <text:p/>
          </draw:line>
          <draw:line draw:style-name="gr1" draw:text-style-name="P1" draw:layer="layout" svg:x1="17.795cm" svg:y1="5.884cm" svg:x2="18.532cm" svg:y2="5.884cm">
            <text:p/>
          </draw:line>
          <draw:line draw:style-name="gr19" draw:text-style-name="P1" draw:layer="layout" svg:x1="19.217cm" svg:y1="6.088cm" svg:x2="19.217cm" svg:y2="6.368cm">
            <text:p/>
          </draw:line>
          <draw:line draw:style-name="gr20" draw:text-style-name="P1" draw:layer="layout" svg:x1="19.217cm" svg:y1="5.859cm" svg:x2="19.217cm" svg:y2="6.037cm">
            <text:p/>
          </draw:line>
          <draw:custom-shape draw:style-name="gr21" draw:text-style-name="P1" draw:layer="layout" svg:width="0.06cm" svg:height="0.06cm" svg:x="14.942cm" svg:y="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204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44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70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957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20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452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461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467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71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97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7.233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7.49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7.744cm" svg:y="0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47cm" svg:y="0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47cm" svg:y="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47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204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449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703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957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211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465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719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6.978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7.234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7.488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7.739cm" svg:y="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47cm" svg:y="3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691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433cm" svg:y="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433cm" svg:y="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201cm" svg:y="3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47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203cm" svg:y="3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47cm" svg:y="3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47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707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707cm" svg:y="4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34cm" svg:y="4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204cm" svg:y="4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703cm" svg:y="4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703cm" svg:y="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951cm" svg:y="4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687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439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439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203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188cm" svg:y="4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188cm" svg:y="4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188cm" svg:y="4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687cm" svg:y="4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687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433cm" svg:y="5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172cm" svg:y="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449cm" svg:y="4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179cm" svg:y="5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957cm" svg:y="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948cm" svg:y="5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95cm" svg:y="5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5.18cm" svg:y="5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687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06cm" svg:height="0.06cm" svg:x="14.442cm" svg:y="5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13:03:28.941637010</meta:creation-date>
    <dc:date>2016-04-25T18:05:18.788000000</dc:date>
    <meta:editing-duration>P2DT6H34M42S</meta:editing-duration>
    <meta:editing-cycles>17</meta:editing-cycles>
    <meta:generator>LibreOffice/4.2.0.4$Windows_x86 LibreOffice_project/05dceb5d363845f2cf968344d7adab8dcfb2ba71</meta:generator>
    <meta:print-date>2016-04-25T18:03:19.760000000</meta:print-date>
    <meta:document-statistic meta:object-count="1941"/>
  </office:meta>
</office:document-meta>
</file>